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13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9" style:parent-style-name="TableContents" style:family="paragraph">
      <style:paragraph-properties style:line-height-at-least="0.2083in"/>
    </style:style>
    <style:style style:name="T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" style:parent-style-name="TableContents" style:family="paragraph">
      <style:paragraph-properties style:line-height-at-least="0.2083in"/>
    </style:style>
    <style:style style:name="T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" style:parent-style-name="TableContents" style:family="paragraph">
      <style:paragraph-properties style:line-height-at-least="0.2083in"/>
    </style:style>
    <style:style style:name="T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" style:parent-style-name="TableContents" style:family="paragraph">
      <style:paragraph-properties style:line-height-at-least="0.2083in"/>
    </style:style>
    <style:style style:name="T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" style:parent-style-name="TableContents" style:family="paragraph">
      <style:paragraph-properties style:line-height-at-least="0.2083in"/>
    </style:style>
    <style:style style:name="T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" style:parent-style-name="TableContents" style:family="paragraph">
      <style:paragraph-properties style:line-height-at-least="0.2083in"/>
    </style:style>
    <style:style style:name="T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" style:parent-style-name="TableContents" style:family="paragraph">
      <style:paragraph-properties style:line-height-at-least="0.2083in"/>
    </style:style>
    <style:style style:name="T7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" style:parent-style-name="TableContents" style:family="paragraph">
      <style:paragraph-properties style:line-height-at-least="0.2083in"/>
    </style:style>
    <style:style style:name="T7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1" style:parent-style-name="TableContents" style:family="paragraph">
      <style:paragraph-properties style:line-height-at-least="0.2083in"/>
    </style:style>
    <style:style style:name="P82" style:parent-style-name="TableContents" style:family="paragraph">
      <style:paragraph-properties style:line-height-at-least="0.2083in"/>
      <style:text-properties fo:language="en" fo:country="US"/>
    </style:style>
    <style:style style:name="P83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4" style:parent-style-name="TableContents" style:family="paragraph">
      <style:paragraph-properties style:line-height-at-least="0.2083in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" style:parent-style-name="TableContents" style:family="paragraph">
      <style:paragraph-properties style:line-height-at-least="0.2083in" fo:text-indent="0.5in"/>
    </style:style>
    <style:style style:name="T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0" style:parent-style-name="TableContents" style:family="paragraph">
      <style:paragraph-properties style:line-height-at-least="0.2083in" fo:text-indent="0.5in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" style:parent-style-name="TableContents" style:family="paragraph">
      <style:paragraph-properties style:line-height-at-least="0.2083in" fo:margin-left="0.5in">
        <style:tab-stops/>
      </style:paragraph-properties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7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4" style:parent-style-name="TableContents" style:family="paragraph">
      <style:paragraph-properties style:line-height-at-least="0.2083in" fo:margin-left="1in">
        <style:tab-stops/>
      </style:paragraph-properties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7" style:parent-style-name="TableContents" style:family="paragraph">
      <style:paragraph-properties style:line-height-at-least="0.2083in"/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0" style:parent-style-name="TableContents" style:family="paragraph">
      <style:paragraph-properties style:line-height-at-least="0.2083in"/>
      <style:text-properties fo:language="en" fo:country="US"/>
    </style:style>
    <style:style style:name="P1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2" style:parent-style-name="TableContents" style:family="paragraph">
      <style:paragraph-properties style:line-height-at-least="0.2083in"/>
    </style:style>
    <style:style style:name="T2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4" style:parent-style-name="TableContents" style:family="paragraph">
      <style:paragraph-properties style:line-height-at-least="0.2083in"/>
    </style:style>
    <style:style style:name="T2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6" style:parent-style-name="TableContents" style:family="paragraph">
      <style:paragraph-properties style:line-height-at-least="0.2083in"/>
    </style:style>
    <style:style style:name="T2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8" style:parent-style-name="TableContents" style:family="paragraph">
      <style:paragraph-properties style:line-height-at-least="0.2083in"/>
    </style:style>
    <style:style style:name="T2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0" style:parent-style-name="TableContents" style:family="paragraph">
      <style:paragraph-properties style:line-height-at-least="0.2083in"/>
    </style:style>
    <style:style style:name="T28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4" style:parent-style-name="TableContents" style:family="paragraph">
      <style:paragraph-properties style:line-height-at-least="0.2083in"/>
    </style:style>
    <style:style style:name="T28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6" style:parent-style-name="TableContents" style:family="paragraph">
      <style:paragraph-properties style:line-height-at-least="0.2083in"/>
    </style:style>
    <style:style style:name="T28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8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8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1" style:parent-style-name="TableContents" style:family="paragraph">
      <style:paragraph-properties style:line-height-at-least="0.2083in"/>
    </style:style>
    <style:style style:name="T29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3" style:parent-style-name="TableContents" style:family="paragraph">
      <style:paragraph-properties style:line-height-at-least="0.2083in"/>
    </style:style>
    <style:style style:name="P294" style:parent-style-name="TableContents" style:family="paragraph">
      <style:paragraph-properties style:line-height-at-least="0.2083in"/>
    </style:style>
    <style:style style:name="P295" style:parent-style-name="TableContents" style:family="paragraph">
      <style:paragraph-properties style:line-height-at-least="0.2083in"/>
    </style:style>
    <style:style style:name="T296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297" style:parent-style-name="Normal" style:family="paragraph">
      <style:text-properties fo:hyphenate="true"/>
    </style:style>
    <style:style style:name="T298" style:parent-style-name="Fonteparág.padrão" style:family="text">
      <style:text-properties fo:language="en" fo:country="US"/>
    </style:style>
    <style:style style:name="T299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0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1" style:parent-style-name="TableContents" style:family="paragraph">
      <style:paragraph-properties style:line-height-at-least="0.2083in"/>
      <style:text-properties fo:language="en" fo:country="US"/>
    </style:style>
    <style:style style:name="P302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3" style:parent-style-name="TableContents" style:family="paragraph">
      <style:paragraph-properties style:line-height-at-least="0.2083in"/>
      <style:text-properties fo:language="en" fo:country="US"/>
    </style:style>
    <style:style style:name="P304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05" style:parent-style-name="TableContents" style:family="paragraph">
      <style:paragraph-properties style:line-height-at-least="0.2083in"/>
    </style:style>
    <style:style style:name="T306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08" style:parent-style-name="TableContents" style:family="paragraph">
      <style:paragraph-properties style:line-height-at-least="0.2083in"/>
    </style:style>
    <style:style style:name="T30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10" style:parent-style-name="TableContents" style:family="paragraph">
      <style:paragraph-properties style:line-height-at-least="0.2083in"/>
    </style:style>
    <style:style style:name="T31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3" style:parent-style-name="TableContents" style:family="paragraph">
      <style:paragraph-properties style:line-height-at-least="0.2083in"/>
    </style:style>
    <style:style style:name="T3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6" style:parent-style-name="TableContents" style:family="paragraph">
      <style:paragraph-properties style:line-height-at-least="0.2083in"/>
    </style:style>
    <style:style style:name="T3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8" style:parent-style-name="TableContents" style:family="paragraph">
      <style:paragraph-properties style:line-height-at-least="0.2083in"/>
    </style:style>
    <style:style style:name="T3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0" style:parent-style-name="TableContents" style:family="paragraph">
      <style:paragraph-properties style:line-height-at-least="0.2083in"/>
    </style:style>
    <style:style style:name="T3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2" style:parent-style-name="TableContents" style:family="paragraph">
      <style:paragraph-properties style:line-height-at-least="0.2083in"/>
    </style:style>
    <style:style style:name="T3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5" style:parent-style-name="TableContents" style:family="paragraph">
      <style:paragraph-properties style:line-height-at-least="0.2083in"/>
    </style:style>
    <style:style style:name="T3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9" style:parent-style-name="TableContents" style:family="paragraph">
      <style:paragraph-properties style:line-height-at-least="0.2083in"/>
    </style:style>
    <style:style style:name="T3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1" style:parent-style-name="TableContents" style:family="paragraph">
      <style:paragraph-properties style:line-height-at-least="0.2083in"/>
    </style:style>
    <style:style style:name="T3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3" style:parent-style-name="TableContents" style:family="paragraph">
      <style:paragraph-properties style:line-height-at-least="0.2083in"/>
    </style:style>
    <style:style style:name="T3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5" style:parent-style-name="TableContents" style:family="paragraph">
      <style:paragraph-properties style:line-height-at-least="0.2083in"/>
    </style:style>
    <style:style style:name="T3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8" style:parent-style-name="TableContents" style:family="paragraph">
      <style:paragraph-properties style:line-height-at-least="0.2083in" fo:text-indent="0.5in"/>
    </style:style>
    <style:style style:name="T3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0" style:parent-style-name="TableContents" style:family="paragraph">
      <style:paragraph-properties style:line-height-at-least="0.2083in" fo:text-indent="0.5in"/>
    </style:style>
    <style:style style:name="T3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2" style:parent-style-name="TableContents" style:family="paragraph">
      <style:paragraph-properties style:line-height-at-least="0.2083in" fo:text-indent="0.5in"/>
    </style:style>
    <style:style style:name="T3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4" style:parent-style-name="TableContents" style:family="paragraph">
      <style:paragraph-properties style:line-height-at-least="0.2083in"/>
    </style:style>
    <style:style style:name="T3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7" style:parent-style-name="TableContents" style:family="paragraph">
      <style:paragraph-properties style:line-height-at-least="0.2083in" fo:text-indent="0.5in"/>
    </style:style>
    <style:style style:name="T3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9" style:parent-style-name="TableContents" style:family="paragraph">
      <style:paragraph-properties style:line-height-at-least="0.2083in"/>
    </style:style>
    <style:style style:name="T3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1" style:parent-style-name="TableContents" style:family="paragraph">
      <style:paragraph-properties style:line-height-at-least="0.2083in"/>
    </style:style>
    <style:style style:name="T3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4" style:parent-style-name="TableContents" style:family="paragraph">
      <style:paragraph-properties style:line-height-at-least="0.2083in" fo:text-indent="0.5in"/>
    </style:style>
    <style:style style:name="T3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6" style:parent-style-name="TableContents" style:family="paragraph">
      <style:paragraph-properties style:line-height-at-least="0.2083in" fo:text-indent="0.5in"/>
    </style:style>
    <style:style style:name="T3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8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0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3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9" style:parent-style-name="TableContents" style:family="paragraph">
      <style:paragraph-properties style:line-height-at-least="0.2083in"/>
    </style:style>
    <style:style style:name="T3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1" style:parent-style-name="TableContents" style:family="paragraph">
      <style:paragraph-properties style:line-height-at-least="0.2083in"/>
    </style:style>
    <style:style style:name="T3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8" style:parent-style-name="TableContents" style:family="paragraph">
      <style:paragraph-properties style:line-height-at-least="0.2083in"/>
    </style:style>
    <style:style style:name="T3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0" style:parent-style-name="TableContents" style:family="paragraph">
      <style:paragraph-properties style:line-height-at-least="0.2083in"/>
    </style:style>
    <style:style style:name="T38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83" style:parent-style-name="TableContents" style:family="paragraph">
      <style:paragraph-properties style:line-height-at-least="0.2083in"/>
    </style:style>
    <style:style style:name="T38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85" style:parent-style-name="TableContents" style:family="paragraph">
      <style:paragraph-properties style:line-height-at-least="0.2083in"/>
    </style:style>
    <style:style style:name="T38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8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88" style:parent-style-name="TableContents" style:family="paragraph">
      <style:paragraph-properties style:line-height-at-least="0.2083in"/>
    </style:style>
    <style:style style:name="T3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0" style:parent-style-name="TableContents" style:family="paragraph">
      <style:paragraph-properties style:line-height-at-least="0.2083in"/>
    </style:style>
    <style:style style:name="T3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2" style:parent-style-name="TableContents" style:family="paragraph">
      <style:paragraph-properties style:line-height-at-least="0.2083in" fo:margin-left="0.5in">
        <style:tab-stops/>
      </style:paragraph-properties>
    </style:style>
    <style:style style:name="T3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9" style:parent-style-name="TableContents" style:family="paragraph">
      <style:paragraph-properties style:line-height-at-least="0.2083in" fo:margin-left="0.5in">
        <style:tab-stops/>
      </style:paragraph-properties>
    </style:style>
    <style:style style:name="T4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1" style:parent-style-name="TableContents" style:family="paragraph">
      <style:paragraph-properties style:line-height-at-least="0.2083in"/>
    </style:style>
    <style:style style:name="T4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3" style:parent-style-name="TableContents" style:family="paragraph">
      <style:paragraph-properties style:line-height-at-least="0.2083in"/>
    </style:style>
    <style:style style:name="T4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5" style:parent-style-name="TableContents" style:family="paragraph">
      <style:paragraph-properties style:line-height-at-least="0.2083in"/>
    </style:style>
    <style:style style:name="T4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0" style:parent-style-name="TableContents" style:family="paragraph">
      <style:paragraph-properties style:line-height-at-least="0.2083in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2" style:parent-style-name="TableContents" style:family="paragraph">
      <style:paragraph-properties style:line-height-at-least="0.2083in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5" style:parent-style-name="TableContents" style:family="paragraph">
      <style:paragraph-properties style:line-height-at-least="0.2083in"/>
    </style:style>
    <style:style style:name="T4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9" style:parent-style-name="TableContents" style:family="paragraph">
      <style:paragraph-properties fo:break-before="column" style:line-height-at-least="0.2083in"/>
    </style:style>
    <style:style style:name="T4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2" style:parent-style-name="TableContents" style:family="paragraph">
      <style:paragraph-properties style:line-height-at-least="0.2083in" fo:text-indent="0.5in"/>
    </style:style>
    <style:style style:name="T4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4" style:parent-style-name="TableContents" style:family="paragraph">
      <style:paragraph-properties style:line-height-at-least="0.2083in"/>
    </style:style>
    <style:style style:name="T4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6" style:parent-style-name="TableContents" style:family="paragraph">
      <style:paragraph-properties style:line-height-at-least="0.2083in"/>
    </style:style>
    <style:style style:name="T4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8" style:parent-style-name="TableContents" style:family="paragraph">
      <style:paragraph-properties style:line-height-at-least="0.2083in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 fo:text-indent="0.5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5" style:parent-style-name="TableContents" style:family="paragraph">
      <style:paragraph-properties style:line-height-at-least="0.2083in"/>
    </style:style>
    <style:style style:name="T4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7" style:parent-style-name="TableContents" style:family="paragraph">
      <style:paragraph-properties style:line-height-at-least="0.2083in"/>
    </style:style>
    <style:style style:name="T4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9" style:parent-style-name="TableContents" style:family="paragraph">
      <style:paragraph-properties style:line-height-at-least="0.2083in" fo:text-indent="0.5in"/>
    </style:style>
    <style:style style:name="T4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2" style:parent-style-name="TableContents" style:family="paragraph">
      <style:paragraph-properties style:line-height-at-least="0.2083in" fo:text-indent="0.5in"/>
    </style:style>
    <style:style style:name="T4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4" style:parent-style-name="TableContents" style:family="paragraph">
      <style:paragraph-properties style:line-height-at-least="0.2083in" fo:text-indent="0.5in"/>
    </style:style>
    <style:style style:name="T4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6" style:parent-style-name="TableContents" style:family="paragraph">
      <style:paragraph-properties style:line-height-at-least="0.2083in" fo:text-indent="0.5in"/>
    </style:style>
    <style:style style:name="T4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1" style:parent-style-name="TableContents" style:family="paragraph">
      <style:paragraph-properties style:line-height-at-least="0.2083in" fo:text-indent="0.5in"/>
    </style:style>
    <style:style style:name="T4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3" style:parent-style-name="TableContents" style:family="paragraph">
      <style:paragraph-properties style:line-height-at-least="0.2083in" fo:text-indent="0.5in"/>
    </style:style>
    <style:style style:name="T4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5" style:parent-style-name="TableContents" style:family="paragraph">
      <style:paragraph-properties style:line-height-at-least="0.2083in" fo:text-indent="0.5in"/>
    </style:style>
    <style:style style:name="T4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8" style:parent-style-name="TableContents" style:family="paragraph">
      <style:paragraph-properties style:line-height-at-least="0.2083in" fo:text-indent="0.5in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0" style:parent-style-name="TableContents" style:family="paragraph">
      <style:paragraph-properties style:line-height-at-least="0.2083in" fo:text-indent="0.5in"/>
    </style:style>
    <style:style style:name="T4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3" style:parent-style-name="TableContents" style:family="paragraph">
      <style:paragraph-properties style:line-height-at-least="0.2083in" fo:text-indent="0.5in"/>
    </style:style>
    <style:style style:name="T4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7" style:parent-style-name="TableContents" style:family="paragraph">
      <style:paragraph-properties style:line-height-at-least="0.2083in"/>
    </style:style>
    <style:style style:name="T4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1" style:parent-style-name="TableContents" style:family="paragraph">
      <style:paragraph-properties style:line-height-at-least="0.2083in"/>
    </style:style>
    <style:style style:name="T4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3" style:parent-style-name="TableContents" style:family="paragraph">
      <style:paragraph-properties style:line-height-at-least="0.2083in"/>
    </style:style>
    <style:style style:name="T4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6" style:parent-style-name="TableContents" style:family="paragraph">
      <style:paragraph-properties style:line-height-at-least="0.2083in"/>
    </style:style>
    <style:style style:name="T4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78" style:parent-style-name="TableContents" style:family="paragraph">
      <style:paragraph-properties style:line-height-at-least="0.2083in" fo:margin-left="0.5in">
        <style:tab-stops/>
      </style:paragraph-properties>
    </style:style>
    <style:style style:name="T4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5" style:parent-style-name="TableContents" style:family="paragraph">
      <style:paragraph-properties style:line-height-at-least="0.2083in" fo:margin-left="0.5in">
        <style:tab-stops/>
      </style:paragraph-properties>
    </style:style>
    <style:style style:name="T4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7" style:parent-style-name="TableContents" style:family="paragraph">
      <style:paragraph-properties style:line-height-at-least="0.2083in"/>
    </style:style>
    <style:style style:name="T4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9" style:parent-style-name="TableContents" style:family="paragraph">
      <style:paragraph-properties style:line-height-at-least="0.2083in" fo:margin-left="0.5in">
        <style:tab-stops/>
      </style:paragraph-properties>
    </style:style>
    <style:style style:name="T4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2" style:parent-style-name="TableContents" style:family="paragraph">
      <style:paragraph-properties style:line-height-at-least="0.2083in" fo:margin-left="0.5in">
        <style:tab-stops/>
      </style:paragraph-properties>
    </style:style>
    <style:style style:name="T4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4" style:parent-style-name="TableContents" style:family="paragraph">
      <style:paragraph-properties style:line-height-at-least="0.2083in"/>
    </style:style>
    <style:style style:name="T4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6" style:parent-style-name="TableContents" style:family="paragraph">
      <style:paragraph-properties style:line-height-at-least="0.2083in"/>
    </style:style>
    <style:style style:name="T4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8" style:parent-style-name="TableContents" style:family="paragraph">
      <style:paragraph-properties style:line-height-at-least="0.2083in"/>
    </style:style>
    <style:style style:name="T4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1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T5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7" style:parent-style-name="Standard" style:family="paragraph">
      <style:paragraph-properties fo:margin-left="0.5in">
        <style:tab-stops/>
      </style:paragraph-properties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9" style:parent-style-name="Standard" style:list-style-name="LFO1" style:family="paragraph"/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3" style:parent-style-name="Standard" style:family="paragraph">
      <style:paragraph-properties fo:margin-left="0.5in">
        <style:tab-stops/>
      </style:paragraph-properties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5" style:parent-style-name="Standard" style:family="paragraph">
      <style:paragraph-properties fo:margin-left="0.5in">
        <style:tab-stops/>
      </style:paragraph-properties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7" style:parent-style-name="Standard" style:family="paragraph">
      <style:paragraph-properties fo:margin-left="0.5in">
        <style:tab-stops/>
      </style:paragraph-properties>
    </style:style>
    <style:style style:name="P548" style:parent-style-name="Standard" style:family="paragraph">
      <style:paragraph-properties fo:margin-left="0.5in">
        <style:tab-stops/>
      </style:paragraph-properties>
    </style:style>
    <style:style style:name="T54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50" style:parent-style-name="Standard" style:family="paragraph">
      <style:paragraph-properties fo:margin-left="0.5in">
        <style:tab-stops/>
      </style:paragraph-properties>
    </style:style>
    <style:style style:name="P551" style:parent-style-name="Standard" style:family="paragraph">
      <style:paragraph-properties fo:margin-left="0.5in">
        <style:tab-stops/>
      </style:paragraph-properties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53" style:parent-style-name="Standard" style:family="paragraph">
      <style:paragraph-properties fo:margin-left="0.5in">
        <style:tab-stops/>
      </style:paragraph-properties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6" style:parent-style-name="Standard" style:family="paragraph">
      <style:paragraph-properties fo:margin-left="0.5in">
        <style:tab-stops/>
      </style:paragraph-properties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8" style:parent-style-name="Standard" style:family="paragraph">
      <style:paragraph-properties fo:margin-left="0.5in">
        <style:tab-stops/>
      </style:paragraph-properties>
    </style:style>
    <style:style style:name="T5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0" style:parent-style-name="Standard" style:list-style-name="LFO1" style:family="paragraph"/>
    <style:style style:name="T5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2" style:parent-style-name="Standard" style:family="paragraph">
      <style:paragraph-properties fo:margin-left="0.5in">
        <style:tab-stops/>
      </style:paragraph-properties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4" style:parent-style-name="Standard" style:family="paragraph">
      <style:paragraph-properties fo:margin-left="0.5in">
        <style:tab-stops/>
      </style:paragraph-properties>
    </style:style>
    <style:style style:name="T5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0" style:parent-style-name="Standard" style:family="paragraph">
      <style:paragraph-properties fo:margin-left="0.5in">
        <style:tab-stops/>
      </style:paragraph-properties>
    </style:style>
    <style:style style:name="T5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2" style:parent-style-name="Standard" style:family="paragraph">
      <style:paragraph-properties fo:margin-left="0.5in">
        <style:tab-stops/>
      </style:paragraph-properties>
    </style:style>
    <style:style style:name="P573" style:parent-style-name="Standard" style:family="paragraph">
      <style:paragraph-properties fo:margin-left="0.5in">
        <style:tab-stops/>
      </style:paragraph-properties>
    </style:style>
    <style:style style:name="T5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5" style:parent-style-name="Standard" style:family="paragraph">
      <style:paragraph-properties fo:margin-left="0.5in">
        <style:tab-stops/>
      </style:paragraph-properties>
    </style:style>
    <style:style style:name="T5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8" style:parent-style-name="Standard" style:family="paragraph">
      <style:paragraph-properties fo:margin-left="0.5in">
        <style:tab-stops/>
      </style:paragraph-properties>
    </style:style>
    <style:style style:name="P579" style:parent-style-name="Standard" style:family="paragraph">
      <style:paragraph-properties fo:margin-left="0.5in">
        <style:tab-stops/>
      </style:paragraph-properties>
    </style:style>
    <style:style style:name="T5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1" style:parent-style-name="Standard" style:family="paragraph">
      <style:paragraph-properties fo:margin-left="0.5in">
        <style:tab-stops/>
      </style:paragraph-properties>
    </style:style>
    <style:style style:name="T5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3" style:parent-style-name="Standard" style:family="paragraph">
      <style:paragraph-properties fo:margin-left="0.5in">
        <style:tab-stops/>
      </style:paragraph-properties>
    </style:style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5" style:parent-style-name="Standard" style:family="paragraph">
      <style:paragraph-properties fo:margin-left="0.5in">
        <style:tab-stops/>
      </style:paragraph-properties>
    </style:style>
    <style:style style:name="T5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7" style:parent-style-name="Standard" style:family="paragraph">
      <style:paragraph-properties fo:margin-left="0.5in">
        <style:tab-stops/>
      </style:paragraph-properties>
    </style:style>
    <style:style style:name="P588" style:parent-style-name="Standard" style:family="paragraph">
      <style:paragraph-properties fo:margin-left="0.5in">
        <style:tab-stops/>
      </style:paragraph-properties>
    </style:style>
    <style:style style:name="T5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0" style:parent-style-name="Standard" style:family="paragraph">
      <style:paragraph-properties fo:margin-left="0.5in">
        <style:tab-stops/>
      </style:paragraph-properties>
    </style:style>
    <style:style style:name="P591" style:parent-style-name="Standard" style:family="paragraph">
      <style:paragraph-properties fo:margin-left="0.5in">
        <style:tab-stops/>
      </style:paragraph-properties>
    </style:style>
    <style:style style:name="T5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3" style:parent-style-name="Standard" style:family="paragraph">
      <style:paragraph-properties fo:margin-left="0.5in">
        <style:tab-stops/>
      </style:paragraph-properties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5" style:parent-style-name="Standard" style:family="paragraph">
      <style:paragraph-properties fo:margin-left="0.5in">
        <style:tab-stops/>
      </style:paragraph-properties>
    </style:style>
    <style:style style:name="P596" style:parent-style-name="Standard" style:list-style-name="LFO1" style:family="paragraph"/>
    <style:style style:name="T59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1" style:parent-style-name="Standard" style:family="paragraph">
      <style:paragraph-properties fo:margin-left="0.5in">
        <style:tab-stops/>
      </style:paragraph-properties>
    </style:style>
    <style:style style:name="P602" style:parent-style-name="Standard" style:family="paragraph">
      <style:paragraph-properties fo:margin-left="0.5in">
        <style:tab-stops/>
      </style:paragraph-properties>
    </style:style>
    <style:style style:name="T603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04" style:parent-style-name="Standard" style:family="paragraph">
      <style:paragraph-properties fo:margin-left="0.5in">
        <style:tab-stops/>
      </style:paragraph-properties>
    </style:style>
    <style:style style:name="P605" style:parent-style-name="Standard" style:family="paragraph">
      <style:paragraph-properties fo:margin-left="0.5in">
        <style:tab-stops/>
      </style:paragraph-properties>
    </style:style>
    <style:style style:name="T6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7" style:parent-style-name="Standard" style:family="paragraph">
      <style:paragraph-properties fo:margin-left="0.5in">
        <style:tab-stops/>
      </style:paragraph-properties>
    </style:style>
    <style:style style:name="T6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1" style:parent-style-name="Standard" style:family="paragraph">
      <style:paragraph-properties fo:margin-left="0.5in">
        <style:tab-stops/>
      </style:paragraph-properties>
    </style:style>
    <style:style style:name="T6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3" style:parent-style-name="Standard" style:family="paragraph">
      <style:paragraph-properties fo:margin-left="0.5in">
        <style:tab-stops/>
      </style:paragraph-properties>
    </style:style>
    <style:style style:name="T6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7" style:parent-style-name="Standard" style:family="paragraph">
      <style:paragraph-properties fo:margin-left="0.5in">
        <style:tab-stops/>
      </style:paragraph-properties>
    </style:style>
    <style:style style:name="P618" style:parent-style-name="Standard" style:family="paragraph">
      <style:paragraph-properties fo:margin-left="0.5in">
        <style:tab-stops/>
      </style:paragraph-properties>
    </style:style>
    <style:style style:name="T6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0" style:parent-style-name="Standard" style:family="paragraph">
      <style:paragraph-properties fo:margin-left="0.5in">
        <style:tab-stops/>
      </style:paragraph-properties>
    </style:style>
    <style:style style:name="T6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2" style:parent-style-name="Standard" style:family="paragraph">
      <style:paragraph-properties fo:margin-left="0.5in">
        <style:tab-stops/>
      </style:paragraph-properties>
    </style:style>
    <style:style style:name="T6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4" style:parent-style-name="Standard" style:family="paragraph">
      <style:paragraph-properties fo:margin-left="0.5in">
        <style:tab-stops/>
      </style:paragraph-properties>
    </style:style>
    <style:style style:name="T6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6" style:parent-style-name="Standard" style:family="paragraph">
      <style:paragraph-properties fo:margin-left="0.5in">
        <style:tab-stops/>
      </style:paragraph-properties>
    </style:style>
    <style:style style:name="T6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8" style:parent-style-name="Standard" style:family="paragraph">
      <style:paragraph-properties fo:margin-left="0.5in">
        <style:tab-stops/>
      </style:paragraph-properties>
    </style:style>
    <style:style style:name="T6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T6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6" style:parent-style-name="Standard" style:family="paragraph">
      <style:paragraph-properties fo:margin-left="0.5in">
        <style:tab-stops/>
      </style:paragraph-properties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8" style:parent-style-name="Standard" style:family="paragraph">
      <style:paragraph-properties fo:margin-left="0.5in">
        <style:tab-stops/>
      </style:paragraph-properties>
    </style:style>
    <style:style style:name="T6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0" style:parent-style-name="Standard" style:family="paragraph">
      <style:paragraph-properties fo:margin-left="0.5in">
        <style:tab-stops/>
      </style:paragraph-properties>
    </style:style>
    <style:style style:name="T6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2" style:parent-style-name="Standard" style:family="paragraph">
      <style:paragraph-properties fo:margin-left="0.5in">
        <style:tab-stops/>
      </style:paragraph-properties>
    </style:style>
    <style:style style:name="T6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4" style:parent-style-name="Standard" style:family="paragraph">
      <style:paragraph-properties fo:margin-left="0.5in">
        <style:tab-stops/>
      </style:paragraph-properties>
    </style:style>
    <style:style style:name="T6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6" style:parent-style-name="Standard" style:family="paragraph">
      <style:paragraph-properties fo:margin-left="0.5in">
        <style:tab-stops/>
      </style:paragraph-properties>
    </style:style>
    <style:style style:name="T6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8" style:parent-style-name="Standard" style:family="paragraph">
      <style:paragraph-properties fo:margin-left="0.5in">
        <style:tab-stops/>
      </style:paragraph-properties>
    </style:style>
    <style:style style:name="T6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0" style:parent-style-name="Standard" style:family="paragraph">
      <style:paragraph-properties fo:margin-left="0.5in">
        <style:tab-stops/>
      </style:paragraph-properties>
    </style:style>
    <style:style style:name="T6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2" style:parent-style-name="Standard" style:family="paragraph">
      <style:paragraph-properties fo:margin-left="0.5in">
        <style:tab-stops/>
      </style:paragraph-properties>
    </style:style>
    <style:style style:name="T6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4" style:parent-style-name="Standard" style:family="paragraph">
      <style:paragraph-properties fo:margin-left="0.5in">
        <style:tab-stops/>
      </style:paragraph-properties>
    </style:style>
    <style:style style:name="T6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6" style:parent-style-name="Standard" style:family="paragraph">
      <style:paragraph-properties fo:margin-left="0.5in">
        <style:tab-stops/>
      </style:paragraph-properties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8" style:parent-style-name="Standard" style:family="paragraph">
      <style:paragraph-properties fo:margin-left="0.5in">
        <style:tab-stops/>
      </style:paragraph-properties>
    </style:style>
    <style:style style:name="T6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0" style:parent-style-name="Standard" style:family="paragraph">
      <style:paragraph-properties fo:break-before="column" fo:margin-left="0.5in">
        <style:tab-stops/>
      </style:paragraph-properties>
    </style:style>
    <style:style style:name="P661" style:parent-style-name="Standard" style:family="paragraph">
      <style:paragraph-properties fo:margin-left="0.5in">
        <style:tab-stops/>
      </style:paragraph-properties>
    </style:style>
    <style:style style:name="T6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63" style:parent-style-name="Standard" style:family="paragraph">
      <style:paragraph-properties fo:margin-left="0.5in">
        <style:tab-stops/>
      </style:paragraph-properties>
    </style:style>
    <style:style style:name="P66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P691" style:parent-style-name="Standard" style:family="paragraph">
      <style:paragraph-properties fo:margin-left="0.5in">
        <style:tab-stops/>
      </style:paragraph-properties>
    </style:style>
    <style:style style:name="T6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9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P696" style:parent-style-name="Standard" style:family="paragraph">
      <style:paragraph-properties fo:margin-left="0.5in">
        <style:tab-stops/>
      </style:paragraph-properties>
    </style:style>
    <style:style style:name="T6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98" style:parent-style-name="Standard" style:family="paragraph">
      <style:paragraph-properties fo:margin-left="0.5in">
        <style:tab-stops/>
      </style:paragraph-properties>
    </style:style>
    <style:style style:name="T6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0" style:parent-style-name="Standard" style:family="paragraph">
      <style:paragraph-properties fo:margin-left="0.5in">
        <style:tab-stops/>
      </style:paragraph-properties>
    </style:style>
    <style:style style:name="T70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2" style:parent-style-name="Standard" style:family="paragraph">
      <style:paragraph-properties fo:margin-left="0.5in">
        <style:tab-stops/>
      </style:paragraph-properties>
    </style:style>
    <style:style style:name="T7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4" style:parent-style-name="Standard" style:family="paragraph">
      <style:paragraph-properties fo:margin-left="0.5in">
        <style:tab-stops/>
      </style:paragraph-properties>
    </style:style>
    <style:style style:name="T70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6" style:parent-style-name="Standard" style:family="paragraph">
      <style:paragraph-properties fo:margin-left="0.5in">
        <style:tab-stops/>
      </style:paragraph-properties>
    </style:style>
    <style:style style:name="T7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8" style:parent-style-name="Standard" style:family="paragraph">
      <style:paragraph-properties fo:margin-left="0.5in">
        <style:tab-stops/>
      </style:paragraph-properties>
    </style:style>
    <style:style style:name="T70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0" style:parent-style-name="Standard" style:family="paragraph">
      <style:paragraph-properties fo:margin-left="0.5in">
        <style:tab-stops/>
      </style:paragraph-properties>
    </style:style>
    <style:style style:name="T71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2" style:parent-style-name="Standard" style:family="paragraph">
      <style:paragraph-properties fo:margin-left="0.5in">
        <style:tab-stops/>
      </style:paragraph-properties>
    </style:style>
    <style:style style:name="T7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4" style:parent-style-name="Standard" style:family="paragraph">
      <style:paragraph-properties fo:margin-left="0.5in">
        <style:tab-stops/>
      </style:paragraph-properties>
    </style:style>
    <style:style style:name="T7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6" style:parent-style-name="Standard" style:family="paragraph">
      <style:paragraph-properties fo:margin-left="0.5in">
        <style:tab-stops/>
      </style:paragraph-properties>
    </style:style>
    <style:style style:name="T71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8" style:parent-style-name="Standard" style:family="paragraph">
      <style:paragraph-properties fo:margin-left="0.5in">
        <style:tab-stops/>
      </style:paragraph-properties>
    </style:style>
    <style:style style:name="T7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0" style:parent-style-name="Standard" style:family="paragraph">
      <style:paragraph-properties fo:margin-left="0.5in">
        <style:tab-stops/>
      </style:paragraph-properties>
    </style:style>
    <style:style style:name="T7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2" style:parent-style-name="Standard" style:family="paragraph">
      <style:paragraph-properties fo:margin-left="0.5in">
        <style:tab-stops/>
      </style:paragraph-properties>
    </style:style>
    <style:style style:name="T7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4" style:parent-style-name="Standard" style:family="paragraph">
      <style:paragraph-properties fo:margin-left="0.5in">
        <style:tab-stops/>
      </style:paragraph-properties>
    </style:style>
    <style:style style:name="T7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6" style:parent-style-name="Standard" style:family="paragraph">
      <style:paragraph-properties fo:margin-left="0.5in">
        <style:tab-stops/>
      </style:paragraph-properties>
    </style:style>
    <style:style style:name="T7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8" style:parent-style-name="Standard" style:family="paragraph">
      <style:paragraph-properties fo:margin-left="0.5in">
        <style:tab-stops/>
      </style:paragraph-properties>
    </style:style>
    <style:style style:name="T7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0" style:parent-style-name="Standard" style:family="paragraph">
      <style:paragraph-properties fo:margin-left="0.5in">
        <style:tab-stops/>
      </style:paragraph-properties>
    </style:style>
    <style:style style:name="T7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2" style:parent-style-name="Standard" style:family="paragraph">
      <style:paragraph-properties fo:margin-left="0.5in">
        <style:tab-stops/>
      </style:paragraph-properties>
    </style:style>
    <style:style style:name="T7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4" style:parent-style-name="Standard" style:family="paragraph">
      <style:paragraph-properties fo:margin-left="0.5in">
        <style:tab-stops/>
      </style:paragraph-properties>
    </style:style>
    <style:style style:name="T7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6" style:parent-style-name="Standard" style:family="paragraph">
      <style:paragraph-properties fo:margin-left="0.5in">
        <style:tab-stops/>
      </style:paragraph-properties>
    </style:style>
    <style:style style:name="T7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2" style:parent-style-name="Standard" style:family="paragraph">
      <style:paragraph-properties fo:margin-left="0.5in">
        <style:tab-stops/>
      </style:paragraph-properties>
    </style:style>
    <style:style style:name="T7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4" style:parent-style-name="Standard" style:family="paragraph">
      <style:paragraph-properties fo:margin-left="0.5in">
        <style:tab-stops/>
      </style:paragraph-properties>
    </style:style>
    <style:style style:name="P745" style:parent-style-name="Standard" style:family="paragraph">
      <style:paragraph-properties fo:margin-left="0.5in">
        <style:tab-stops/>
      </style:paragraph-properties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7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9" style:parent-style-name="Standard" style:family="paragraph">
      <style:paragraph-properties fo:margin-left="0.5in">
        <style:tab-stops/>
      </style:paragraph-properties>
    </style:style>
    <style:style style:name="T75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1" style:parent-style-name="Standard" style:list-style-name="LFO3" style:family="paragraph"/>
    <style:style style:name="T7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3" style:parent-style-name="Standard" style:list-style-name="LFO3" style:family="paragraph"/>
    <style:style style:name="T7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5" style:parent-style-name="Standard" style:list-style-name="LFO3" style:family="paragraph"/>
    <style:style style:name="T7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7" style:parent-style-name="Standard" style:list-style-name="LFO3" style:family="paragraph"/>
    <style:style style:name="T7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9" style:parent-style-name="Standard" style:list-style-name="LFO3" style:family="paragraph"/>
    <style:style style:name="T7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1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7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3" style:parent-style-name="Standard" style:family="paragraph">
      <style:paragraph-properties fo:margin-left="0.5in">
        <style:tab-stops/>
      </style:paragraph-properties>
    </style:style>
    <style:style style:name="T76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5" style:parent-style-name="Standard" style:list-style-name="LFO3" style:family="paragraph"/>
    <style:style style:name="T76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7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9" style:parent-style-name="Standard" style:list-style-name="LFO3" style:family="paragraph"/>
    <style:style style:name="T7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1" style:parent-style-name="Standard" style:list-style-name="LFO3" style:family="paragraph"/>
    <style:style style:name="T7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3" style:parent-style-name="Standard" style:family="paragraph">
      <style:paragraph-properties fo:margin-left="1in">
        <style:tab-stops/>
      </style:paragraph-properties>
    </style:style>
    <style:style style:name="P774" style:parent-style-name="Standard" style:family="paragraph">
      <style:paragraph-properties fo:margin-left="1in">
        <style:tab-stops/>
      </style:paragraph-properties>
    </style:style>
    <style:style style:name="P775" style:parent-style-name="Standard" style:family="paragraph">
      <style:paragraph-properties fo:margin-left="0.5in">
        <style:tab-stops/>
      </style:paragraph-properties>
    </style:style>
    <style:style style:name="T7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7" style:parent-style-name="Standard" style:family="paragraph">
      <style:paragraph-properties fo:margin-left="1in">
        <style:tab-stops/>
      </style:paragraph-properties>
    </style:style>
    <style:style style:name="P778" style:parent-style-name="Standard" style:family="paragraph">
      <style:paragraph-properties fo:margin-left="1in">
        <style:tab-stops/>
      </style:paragraph-properties>
    </style:style>
    <style:style style:name="T77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2" style:parent-style-name="Standard" style:family="paragraph">
      <style:paragraph-properties fo:margin-left="1in">
        <style:tab-stops/>
      </style:paragraph-properties>
    </style:style>
    <style:style style:name="T7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4" style:parent-style-name="Standard" style:family="paragraph">
      <style:paragraph-properties fo:margin-left="1in">
        <style:tab-stops/>
      </style:paragraph-properties>
    </style:style>
    <style:style style:name="T7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6" style:parent-style-name="Standard" style:family="paragraph">
      <style:paragraph-properties fo:margin-left="1in">
        <style:tab-stops/>
      </style:paragraph-properties>
    </style:style>
    <style:style style:name="T7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8" style:parent-style-name="Standard" style:family="paragraph">
      <style:paragraph-properties fo:margin-left="1in">
        <style:tab-stops/>
      </style:paragraph-properties>
    </style:style>
    <style:style style:name="T78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0" style:parent-style-name="Standard" style:family="paragraph">
      <style:paragraph-properties fo:margin-left="1in">
        <style:tab-stops/>
      </style:paragraph-properties>
    </style:style>
    <style:style style:name="T7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2" style:parent-style-name="Standard" style:family="paragraph">
      <style:paragraph-properties fo:margin-left="1in">
        <style:tab-stops/>
      </style:paragraph-properties>
    </style:style>
    <style:style style:name="T7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4" style:parent-style-name="Standard" style:family="paragraph">
      <style:paragraph-properties fo:margin-left="1in">
        <style:tab-stops/>
      </style:paragraph-properties>
    </style:style>
    <style:style style:name="P795" style:parent-style-name="Standard" style:family="paragraph">
      <style:paragraph-properties fo:margin-left="1in">
        <style:tab-stops/>
      </style:paragraph-properties>
    </style:style>
    <style:style style:name="T79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7" style:parent-style-name="Standard" style:family="paragraph">
      <style:paragraph-properties fo:margin-left="1in">
        <style:tab-stops/>
      </style:paragraph-properties>
    </style:style>
    <style:style style:name="T7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9" style:parent-style-name="Standard" style:family="paragraph">
      <style:paragraph-properties fo:margin-left="1in">
        <style:tab-stops/>
      </style:paragraph-properties>
    </style:style>
    <style:style style:name="T8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1" style:parent-style-name="Standard" style:family="paragraph">
      <style:paragraph-properties fo:margin-left="1in">
        <style:tab-stops/>
      </style:paragraph-properties>
    </style:style>
    <style:style style:name="P802" style:parent-style-name="Standard" style:family="paragraph">
      <style:paragraph-properties fo:margin-left="0.5in">
        <style:tab-stops/>
      </style:paragraph-properties>
    </style:style>
    <style:style style:name="T8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P80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P82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6" style:parent-style-name="Normal" style:family="paragraph">
      <style:paragraph-properties fo:break-before="page" fo:margin-left="0.5in">
        <style:tab-stops/>
      </style:paragraph-properties>
      <style:text-properties fo:hyphenate="true"/>
    </style:style>
    <style:style style:name="T8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9" style:parent-style-name="TableContents" style:family="paragraph">
      <style:paragraph-properties style:line-height-at-least="0.2083in"/>
    </style:style>
    <style:style style:name="T8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3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33" style:parent-style-name="TableContents" style:family="paragraph">
      <style:paragraph-properties style:line-height-at-least="0.2083in"/>
      <style:text-properties fo:language="en" fo:country="US"/>
    </style:style>
    <style:style style:name="P834" style:parent-style-name="Standard" style:family="paragraph">
      <style:text-properties fo:language="en" fo:country="US"/>
    </style:style>
    <style:style style:name="P835" style:parent-style-name="Standard" style:family="paragraph">
      <style:paragraph-properties fo:break-before="column"/>
    </style:style>
    <style:style style:name="T836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837" style:parent-style-name="Standard" style:family="paragraph">
      <style:text-properties fo:language="en" fo:country="US"/>
    </style:style>
    <style:style style:name="P838" style:parent-style-name="Standard" style:family="paragraph">
      <style:text-properties fo:language="en" fo:country="US"/>
    </style:style>
    <style:style style:name="P839" style:parent-style-name="Standard" style:family="paragraph">
      <style:text-properties fo:language="en" fo:country="US"/>
    </style:style>
    <style:style style:name="P840" style:parent-style-name="Standard" style:family="paragraph">
      <style:text-properties fo:language="en" fo:country="US"/>
    </style:style>
    <style:style style:name="P841" style:parent-style-name="Standard" style:family="paragraph">
      <style:text-properties fo:language="en" fo:country="US"/>
    </style:style>
    <style:style style:name="P842" style:parent-style-name="Standard" style:family="paragraph">
      <style:text-properties fo:language="en" fo:country="US"/>
    </style:style>
    <style:style style:name="P843" style:parent-style-name="Standard" style:family="paragraph">
      <style:text-properties fo:language="en" fo:country="US"/>
    </style:style>
    <style:style style:name="P844" style:parent-style-name="Standard" style:family="paragraph">
      <style:text-properties fo:language="en" fo:country="US"/>
    </style:style>
    <style:style style:name="P845" style:parent-style-name="Standard" style:family="paragraph">
      <style:text-properties fo:language="en" fo:country="US"/>
    </style:style>
    <style:style style:name="P846" style:parent-style-name="Standard" style:family="paragraph">
      <style:text-properties fo:language="en" fo:country="US"/>
    </style:style>
    <style:style style:name="P847" style:parent-style-name="Standard" style:family="paragraph">
      <style:text-properties fo:language="en" fo:country="US"/>
    </style:style>
    <style:style style:name="P84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49" style:parent-style-name="Standard" style:family="paragraph">
      <style:text-properties fo:language="en" fo:country="US"/>
    </style:style>
    <style:style style:name="P850" style:parent-style-name="Standard" style:family="paragraph">
      <style:text-properties fo:language="en" fo:country="US"/>
    </style:style>
    <style:style style:name="P851" style:parent-style-name="Standard" style:family="paragraph">
      <style:text-properties fo:language="en" fo:country="US"/>
    </style:style>
    <style:style style:name="P852" style:parent-style-name="Standard" style:family="paragraph">
      <style:text-properties fo:language="en" fo:country="US"/>
    </style:style>
    <style:style style:name="P853" style:parent-style-name="Standard" style:family="paragraph">
      <style:text-properties fo:language="en" fo:country="US"/>
    </style:style>
    <style:style style:name="P854" style:parent-style-name="Standard" style:family="paragraph">
      <style:text-properties fo:language="en" fo:country="US"/>
    </style:style>
    <style:style style:name="P855" style:parent-style-name="Standard" style:family="paragraph">
      <style:text-properties fo:language="en" fo:country="US"/>
    </style:style>
    <style:style style:name="P856" style:parent-style-name="Standard" style:family="paragraph">
      <style:text-properties fo:language="en" fo:country="US"/>
    </style:style>
    <style:style style:name="P857" style:parent-style-name="Standard" style:family="paragraph">
      <style:text-properties fo:language="en" fo:country="US"/>
    </style:style>
    <style:style style:name="P858" style:parent-style-name="Standard" style:family="paragraph">
      <style:text-properties fo:language="en" fo:country="US"/>
    </style:style>
    <style:style style:name="P859" style:parent-style-name="Standard" style:family="paragraph">
      <style:text-properties fo:language="en" fo:country="US"/>
    </style:style>
    <style:style style:name="P860" style:parent-style-name="Standard" style:family="paragraph">
      <style:text-properties fo:language="en" fo:country="US"/>
    </style:style>
    <style:style style:name="P861" style:parent-style-name="Standard" style:family="paragraph">
      <style:text-properties fo:language="en" fo:country="US"/>
    </style:style>
    <style:style style:name="P862" style:parent-style-name="Standard" style:family="paragraph">
      <style:text-properties fo:language="en" fo:country="US"/>
    </style:style>
    <style:style style:name="P863" style:parent-style-name="Standard" style:family="paragraph">
      <style:text-properties fo:language="en" fo:country="US"/>
    </style:style>
    <style:style style:name="P864" style:parent-style-name="Standard" style:family="paragraph">
      <style:paragraph-properties fo:break-before="column"/>
    </style:style>
    <style:style style:name="T8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6" style:parent-style-name="Standard" style:family="paragraph">
      <style:text-properties fo:language="en" fo:country="US"/>
    </style:style>
    <style:style style:name="T86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69" style:parent-style-name="Standard" style:family="paragraph">
      <style:text-properties fo:language="en" fo:country="US"/>
    </style:style>
    <style:style style:name="P8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1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1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17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 copy folder dist</text:span></text:p>
      <text:p text:style-name="P11"/>
      <text:p text:style-name="PreformattedText"><text:span text:style-name="T12"># optional: Angular material<text:s/></text:span><text:span text:style-name="T13">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 module.</text:span></text:p>
      <text:p text:style-name="P29"><text:span text:style-name="T30">import { FormsModule, ReactiveFormsModule }<text:s/></text:span><text:span text:style-name="T31">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 driven forms: Html form controls and uses<text:s/></text:span><text:span text:style-name="T41">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 item acima, porém dinamico;</text:span></text:p>
      <text:p text:style-name="P51"><text:span text:style-name="T52">FormBuilder:<text:s/></text:span><text:span text:style-name="T53">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scratch-step-by-step</text:span></text:p>
      <text:p text:style-name="P62"><text:span text:style-name="T63">https://coursetro.com/posts/code/113/How-to-Build-an-Angular-5-Material-App</text:span></text:p>
      <text:p text:style-name="P64"><text:span text:style-name="T65">https://www.sitepoint.com/angular-material-design-components/</text:span></text:p>
      <text:p text:style-name="P66"><text:span text:style-name="T67">https://codeburst.io/how-node-js-</text:span><text:span text:style-name="T68">single-thread-mechanism-work-understanding-event-loop-in-nodejs-230f7440b0ea</text:span></text:p>
      <text:p text:style-name="P69"><text:span text:style-name="T70">https://medium.com/@ismapro/first-steps-with-angular-cli-and-angular-material-5a90406e9a4</text:span></text:p>
      <text:p text:style-name="P71"><text:a xlink:href="https://angular-templates.io/tutorials/about/angular-forms-and-validations" office:target-frame-name="_top" xlink:show="replace"><text:span text:style-name="T72">https://angular-templates.io/tutorials/about/angular-forms-and-validations</text:span></text:a><text:span text:style-name="T73"><text:line-break/></text:span><text:span text:style-name="T74">https://angular.io/guide/component-interaction</text:span></text:p>
      <text:p text:style-name="P75"><text:a xlink:href="https://medium.com/@mirokoczka/3-ways-to-communicate-between-angular-components-a1e3f3304ecb" office:target-frame-name="_top" xlink:show="replace"><text:span text:style-name="T76">https://medium.com/@mirokoczka/3-ways-to-communicate-between-angular-components-a1e3f3304ecb</text:span></text:a></text:p>
      <text:p text:style-name="Standard"><text:span text:style-name="T77"><text:line-break/></text:span><text:a xlink:href="http://reactivex.io/documentation/observable.html" office:target-frame-name="_top" xlink:show="replace"><text:span text:style-name="T78">http://reactivex.io/documentation/observable.html</text:span></text:a></text:p>
      <text:p text:style-name="Standard"><text:span text:style-name="T79"><text:line-break/></text:span><text:span text:style-name="T80">https://angular.io/guide/observables</text:span></text:p>
      <text:p text:style-name="P81"/>
      <text:p text:style-name="P82"/>
      <text:p text:style-name="P83">Angular Unit Testing:</text:p>
      <text:p text:style-name="P84"><text:span text:style-name="T85"><text:line-break/></text:span><text:span text:style-name="T86">- Basic conce</text:span><text:span text:style-name="T87">pts and frameworks:</text:span></text:p>
      <text:p text:style-name="P88"><text:span text:style-name="T89">- PhantomJS allows you to run unit tests in a browser when a desktop environment doesn't exist.</text:span></text:p>
      <text:p text:style-name="P90"><text:span text:style-name="T91">- Karma is a runner that provides the finished reports on how successful the tests where.</text:span></text:p>
      <text:p text:style-name="P92"><text:span text:style-name="T93">- Jasmine is the library used to write unit<text:s/></text:span><text:span text:style-name="T94">tests.</text:span><text:span text:style-name="T95"><text:line-break/></text:span><text:span text:style-name="T96">- The project you create with the CLI is immediately ready to test. Just run this one CLI command:</text:span></text:p>
      <text:p text:style-name="P97"><text:span text:style-name="T98">-ng test</text:span></text:p>
      <text:p text:style-name="P99"><text:span text:style-name="T100">- ng test -cc --single-run --progress false</text:span><text:span text:style-name="T101"><text:tab/>(inicia o Phantom) – Usado pelo Jenkins</text:span></text:p>
      <text:p text:style-name="P102"><text:span text:style-name="T103">- run-s lint test:ci build:ci <text:s/>-- Lint check 1</text:span></text:p>
      <text:p text:style-name="P104"><text:span text:style-name="T105">- ng lint<text:s/></text:span><text:span text:style-name="T106">--type-check -- Lint check 2</text:span></text:p>
      <text:p text:style-name="P107"><text:span text:style-name="T108">- Using testBed example (creates a new Angular module instance just for testing components):</text:span><text:span text:style-name="T109"><text:line-break/></text:span></text:p>
      <text:p text:style-name="P110"><text:span text:style-name="T111">let</text:span><text:span text:style-name="T112"><text:s/></text:span><text:span text:style-name="T113">fixture</text:span><text:span text:style-name="T114">:<text:s/></text:span><text:span text:style-name="T115">ComponentFixture</text:span><text:span text:style-name="T116">&lt;</text:span><text:span text:style-name="T117">CsTransactionsFormComponent</text:span><text:span text:style-name="T118">&gt;;</text:span></text:p>
      <text:p text:style-name="P119"><text:span text:style-name="T120">const</text:span><text:span text:style-name="T121"><text:s/></text:span><text:span text:style-name="T122">translations</text:span><text:span text:style-name="T123">:<text:s/></text:span><text:span text:style-name="T124">any</text:span><text:span text:style-name="T125"><text:s/>= {</text:span><text:span text:style-name="T126">CARDS_TITLE:</text:span><text:span text:style-name="T127"><text:s/></text:span><text:span text:style-name="T128">'This is a test'</text:span><text:span text:style-name="T129">};</text:span></text:p>
      <text:p text:style-name="P130"/>
      <text:p text:style-name="P131"><text:span text:style-name="T132">beforeEach</text:span><text:span text:style-name="T133">(</text:span><text:span text:style-name="T134">async</text:span><text:span text:style-name="T135">()<text:s/></text:span><text:span text:style-name="T136">=&gt;</text:span><text:span text:style-name="T137"><text:s/>{</text:span></text:p>
      <text:p text:style-name="P138"><text:span text:style-name="T139"><text:s text:c="4"/></text:span><text:span text:style-name="T140">TestBed</text:span><text:span text:style-name="T141">.</text:span><text:span text:style-name="T142">configureTestingModule</text:span><text:span text:style-name="T143">({</text:span></text:p>
      <text:p text:style-name="P144"><text:span text:style-name="T145"><text:s text:c="6"/></text:span><text:span text:style-name="T146">declarations:</text:span><text:span text:style-name="T147"><text:s/>[</text:span><text:span text:style-name="T148">CsTransactionsFormComponent</text:span><text:span text:style-name="T149">],</text:span></text:p>
      <text:p text:style-name="P150"><text:span text:style-name="T151"><text:s text:c="6"/></text:span><text:span text:style-name="T152">providers:</text:span><text:span text:style-name="T153"><text:s/>[</text:span></text:p>
      <text:p text:style-name="P154"><text:span text:style-name="T155"><text:s text:c="8"/></text:span><text:span text:style-name="T156">FormBuilder</text:span><text:span text:style-name="T157">,</text:span></text:p>
      <text:p text:style-name="P158"><text:span text:style-name="T159"><text:s text:c="8"/></text:span><text:span text:style-name="T160">TranslateService</text:span><text:span text:style-name="T161">,</text:span></text:p>
      <text:p text:style-name="P162"><text:s text:c="6"/>],</text:p>
      <text:p text:style-name="P163"><text:span text:style-name="T164"><text:s text:c="6"/></text:span><text:span text:style-name="T165">imports:</text:span><text:span text:style-name="T166"><text:s/>[</text:span></text:p>
      <text:p text:style-name="P167"><text:span text:style-name="T168"><text:s text:c="8"/></text:span><text:span text:style-name="T169">ReactiveFormsModule</text:span><text:span text:style-name="T170">,</text:span></text:p>
      <text:p text:style-name="P171"><text:span text:style-name="T172"><text:s text:c="8"/></text:span><text:span text:style-name="T173">TranslateModule</text:span><text:span text:style-name="T174">.</text:span><text:span text:style-name="T175">forRoot</text:span><text:span text:style-name="T176">({</text:span></text:p>
      <text:p text:style-name="P177"><text:span text:style-name="T178"><text:s text:c="10"/></text:span><text:span text:style-name="T179">loader:</text:span><text:span text:style-name="T180"><text:s/>{</text:span><text:span text:style-name="T181">provide:</text:span><text:span text:style-name="T182"><text:s/></text:span><text:span text:style-name="T183">TranslateLoader</text:span><text:span text:style-name="T184">,<text:s/></text:span><text:span text:style-name="T185">useClass:</text:span><text:span text:style-name="T186"><text:s/></text:span><text:span text:style-name="T187">FakeLoader</text:span><text:span text:style-name="T188">}</text:span></text:p>
      <text:p text:style-name="P189"><text:s text:c="8"/>})</text:p>
      <text:p text:style-name="P190"><text:s text:c="6"/>]</text:p>
      <text:p text:style-name="P191"><text:span text:style-name="T192"><text:s text:c="4"/>}).</text:span><text:span text:style-name="T193">compileComponents</text:span><text:span text:style-name="T194">();</text:span></text:p>
      <text:p text:style-name="P195"><text:span text:style-name="T196"><text:s text:c="4"/></text:span><text:span text:style-name="T197">logger</text:span><text:span text:style-name="T198"><text:s/>=<text:s/></text:span><text:span text:style-name="T199">new</text:span><text:span text:style-name="T200"><text:s/></text:span><text:span text:style-name="T201">Logger</text:span><text:span text:style-name="T202">(</text:span><text:span text:style-name="T203">LogLevel</text:span><text:span text:style-name="T204">.</text:span><text:span text:style-name="T205">DEBUG</text:span><text:span text:style-name="T206">);</text:span></text:p>
      <text:p text:style-name="P207"><text:span text:style-name="T208"><text:s text:c="4"/></text:span><text:span text:style-name="T209">formBuilder</text:span><text:span text:style-name="T210"><text:s/>=<text:s/></text:span><text:span text:style-name="T211">new</text:span><text:span text:style-name="T212"><text:s/></text:span><text:span text:style-name="T213">FormBuilder</text:span><text:span text:style-name="T214">();</text:span></text:p>
      <text:p text:style-name="P215"><text:span text:style-name="T216"><text:s text:c="4"/></text:span><text:span text:style-name="T217">comp</text:span><text:span text:style-name="T218"><text:s/>=<text:s/></text:span><text:span text:style-name="T219">TestBed</text:span><text:span text:style-name="T220">.</text:span><text:span text:style-name="T221">createComponent</text:span><text:span text:style-name="T222">(</text:span><text:span text:style-name="T223">CsTransactionsFormComponent</text:span><text:span text:style-name="T224">).</text:span><text:span text:style-name="T225">componentInstance</text:span><text:span text:style-name="T226">;</text:span></text:p>
      <text:p text:style-name="P227"><text:span text:style-name="T228"><text:s text:c="4"/></text:span><text:span text:style-name="T229">comp</text:span><text:span text:style-name="T230">.</text:span><text:span text:style-name="T231">ngOnInit</text:span><text:span text:style-name="T232">();</text:span></text:p>
      <text:p text:style-name="P233"><text:span text:style-name="T234"><text:s text:c="4"/></text:span><text:span text:style-name="T235">comp</text:span><text:span text:style-name="T236">.</text:span><text:span text:style-name="T237">setLogger</text:span><text:span text:style-name="T238">(</text:span><text:span text:style-name="T239">logger</text:span><text:span text:style-name="T240">);</text:span></text:p>
      <text:p text:style-name="P241"><text:s text:c="2"/>});</text:p>
      <text:p text:style-name="P242"/>
      <text:p text:style-name="P243"><text:span text:style-name="T244">class</text:span><text:span text:style-name="T245"><text:s/></text:span><text:span text:style-name="T246">FakeLoader</text:span><text:span text:style-name="T247"><text:s/></text:span><text:span text:style-name="T248">implements</text:span><text:span text:style-name="T249"><text:s/></text:span><text:span text:style-name="T250">TranslateLoader</text:span><text:span text:style-name="T251"><text:s/>{</text:span></text:p>
      <text:p text:style-name="P252"><text:span text:style-name="T253"><text:s text:c="2"/></text:span><text:span text:style-name="T254">getTranslation</text:span><text:span text:style-name="T255">():<text:s/></text:span><text:span text:style-name="T256">Observable</text:span><text:span text:style-name="T257">&lt;</text:span><text:span text:style-name="T258">any</text:span><text:span text:style-name="T259">&gt; {</text:span></text:p>
      <text:p text:style-name="P260"><text:span text:style-name="T261"><text:s text:c="4"/></text:span><text:span text:style-name="T262">return</text:span><text:span text:style-name="T263"><text:s/></text:span><text:span text:style-name="T264">new</text:span><text:span text:style-name="T265"><text:s/></text:span><text:span text:style-name="T266">Observable</text:span><text:span text:style-name="T267">(</text:span><text:span text:style-name="T268">translations</text:span><text:span text:style-name="T269">);</text:span></text:p>
      <text:p text:style-name="P270"><text:s text:c="2"/>}</text:p>
      <text:p text:style-name="P271">}</text:p>
      <text:p text:style-name="P272"><text:span text:style-name="T273">Promisse (AssyncCall) in JS:</text:span></text:p>
      <text:p text:style-name="P274"><text:span text:style-name="T275">const promise = new Promise&lt;ValidationErrors | null&gt;((resolve, reject) =&gt; {</text:span></text:p>
      <text:p text:style-name="P276"><text:span text:style-name="T277">setTimeout(() =&gt; { resolve(‘A’) }, 0); <text:s text:c="3"/>});</text:span></text:p>
      <text:p text:style-name="P278"><text:span text:style-name="T279">return promise;</text:span></text:p>
      <text:p text:style-name="P280"><text:span text:style-name="T281">}</text:span><text:span text:style-name="T282"><text:line-break/></text:span><text:span text:style-name="T283">Dicas:</text:span></text:p>
      <text:p text:style-name="P284"><text:span text:style-name="T285"><text:s/>- fit() roda soh o it com f</text:span></text:p>
      <text:p text:style-name="P286"><text:span text:style-name="T287"><text:s/>- xit() ignora soh o it com x</text:span><text:span text:style-name="T288"><text:line-break/></text:span><text:span text:style-name="T289"><text:s/>- fdescribe() pra f</text:span><text:span text:style-name="T290">azer soh auqele describe rodar e ignorar os outros</text:span></text:p>
      <text:p text:style-name="P291"><text:span text:style-name="T292"><text:s/>- xdescribe() pra NAO rodar o describe com x</text:span></text:p>
      <text:p text:style-name="P293"/>
      <text:p text:style-name="P294"/>
      <text:p text:style-name="P295"><text:span text:style-name="T296">Tips from co-workers:</text:span></text:p>
      <text:p text:style-name="P297"><text:span text:style-name="T298"><text:line-break/></text:span><text:a office:title="Silva, Andre" xlink:href="https://dtl.fusion.proxy.mastercard.int/stash/users/e068957" office:target-frame-name="_top" xlink:show="replace"><text:span text:style-name="T299">Silva, Andre</text:span></text:a></text:p>
      <text:p text:style-name="P300">we should keep all initialization inside beforeEach blocks, in order to prevent sharing stale data between different tests.</text:p>
      <text:p text:style-name="P301"/>
      <text:p text:style-name="P302"/>
      <text:p text:style-name="P303"/>
      <text:p text:style-name="P304">Wipro<text:s/>AngularJS 2 training:</text:p>
      <text:p text:style-name="P305"><text:span text:style-name="T306"><text:line-break/></text:span><text:span text:style-name="T307">- Angular2: First Angular2 Application -&gt; Angular CLI - Creating the first app with angular cli</text:span></text:p>
      <text:p text:style-name="P308"><text:span text:style-name="T309">- Angular2: Data Binding : {{}} <text:s/>- Tipos de binding:</text:span></text:p>
      <text:p text:style-name="P310"><text:span text:style-name="T311"><text:tab/></text:span><text:span text:style-name="T312">{{value}} : interpolation</text:span></text:p>
      <text:p text:style-name="P313"><text:span text:style-name="T314"><text:tab/>[property] : one way to DOM -&gt; Also class CSS binding [c</text:span><text:span text:style-name="T315">lass.td-green]="credit.gende=='male'" -&gt; With condition</text:span></text:p>
      <text:p text:style-name="P316"><text:span text:style-name="T317"><text:tab/>(event) : one way to component</text:span></text:p>
      <text:p text:style-name="P318"><text:span text:style-name="T319"><text:tab/>[(ng-model)] : property binding (two way)</text:span></text:p>
      <text:p text:style-name="P320"><text:span text:style-name="T321"><text:tab/>Class binding:</text:span></text:p>
      <text:p text:style-name="P322"><text:span text:style-name="T323"><text:tab/></text:span><text:span text:style-name="T324"><text:tab/>&lt;div [ngClass]="setMyClasses()"&gt; : For multiple classes</text:span></text:p>
      <text:p text:style-name="P325"><text:span text:style-name="T326"><text:tab/></text:span><text:span text:style-name="T327"><text:tab/>&lt;div [class.active]="isActive"&gt; : Simple class bi</text:span><text:span text:style-name="T328">nding -&gt; class.className</text:span></text:p>
      <text:p text:style-name="P329"><text:span text:style-name="T330">- Angular2: Data Binding - Property Binding : [value] <text:s text:c="2"/></text:span></text:p>
      <text:p text:style-name="P331"><text:span text:style-name="T332">- Angular2: Data Binding - Event Binding <text:s/>: (input)</text:span></text:p>
      <text:p text:style-name="P333"><text:span text:style-name="T334">- Angular2: Data Binding - Two way Binding : [(ngModel)]</text:span></text:p>
      <text:p text:style-name="P335"><text:span text:style-name="T336">- Angular2: Directives : <text:s/>Transform the DOM (template) while rend</text:span><text:span text:style-name="T337">ering. There are 3 types:</text:span></text:p>
      <text:p text:style-name="P338"><text:span text:style-name="T339">- Component directive : is a direct with a template</text:span></text:p>
      <text:p text:style-name="P340"><text:span text:style-name="T341">- Structural directive: Conditions and logics. Ex: *ngIf and *ngFor</text:span></text:p>
      <text:p text:style-name="P342"><text:span text:style-name="T343">- Attribute directive: alters behaviour of existing element. Ex: [(ngModel)]</text:span></text:p>
      <text:p text:style-name="P344"><text:span text:style-name="T345">- Angular2: Custom components: @C</text:span><text:span text:style-name="T346">omponent({</text:span></text:p>
      <text:p text:style-name="P347"><text:span text:style-name="T348"><text:s text:c="2"/>selector: 'my-emp', templateUrl: './employees.component.html'})</text:span></text:p>
      <text:p text:style-name="P349"><text:span text:style-name="T350">- Angular2: Custom Directives: @Directive({ selector: '[myUnderline]'}) -&gt; SharedModule : exports</text:span></text:p>
      <text:p text:style-name="P351"><text:span text:style-name="T352">- Pipes: transform display name with a template. It takes data as input and<text:s/></text:span><text:span text:style-name="T353">transforms it to desired output.<text:s/></text:span></text:p>
      <text:p text:style-name="P354"><text:span text:style-name="T355">Impure: more calls, as often as keystroke or mouse-move. Pure: less calls, dectect values changes (primitives)</text:span></text:p>
      <text:p text:style-name="P356"><text:span text:style-name="T357">So many build-in pipes in Angular, for example:<text:s/></text:span></text:p>
      <text:p text:style-name="P358"><text:span text:style-name="T359">{{ price | currency :'EUR' :true}}</text:span></text:p>
      <text:p text:style-name="P360"><text:span text:style-name="T361">{{ birthday | date :'dd/MM/</text:span><text:span text:style-name="T362">yyyy' | uppercase}}</text:span></text:p>
      <text:p text:style-name="P363"><text:span text:style-name="T364">Buildin pipe list:<text:s/></text:span><text:a xlink:href="https://angular.io/api?type=pipe" office:target-frame-name="_top" xlink:show="replace"><text:span text:style-name="T365">https://angular.io/a</text:span><text:bookmark-start text:name="_Hlt519846078"/><text:bookmark-start text:name="_Hlt519846079"/><text:span text:style-name="T366">p</text:span><text:bookmark-end text:name="_Hlt519846078"/><text:bookmark-end text:name="_Hlt519846079"/><text:span text:style-name="T367">i?type=pipe</text:span></text:a><text:span text:style-name="T368"><text:s/>(json is a pipe)</text:span></text:p>
      <text:p text:style-name="P369"><text:span text:style-name="T370">- Angular2: Pipes - Custom<text:s/></text:span></text:p>
      <text:p text:style-name="P371"><text:span text:style-name="T372"><text:tab/>MyPipe.pipe.ts – Needs to implement PipeTransform – transform(value: any[], args:<text:s/></text:span><text:span text:style-name="T373">string) : value[]</text:span><text:span text:style-name="T374"><text:line-break/></text:span><text:span text:style-name="T375"><text:tab/>Anotation with @Pipe({name : pipeName})</text:span><text:span text:style-name="T376"><text:line-break/></text:span><text:span text:style-name="T377"><text:tab/>Can be a filter to *ngFor. Exemple: let employee of employees | employeeFilter: nameFilter (input-ngModel)</text:span></text:p>
      <text:p text:style-name="P378"><text:span text:style-name="T379">- Angular2: Validations – Projects ng5-material and app-customer-support</text:span></text:p>
      <text:p text:style-name="P380"><text:span text:style-name="T381">- Angular2: Comp</text:span><text:span text:style-name="T382">onent Styles – São os styles e stylesUrl anotados nos components e também os class no template.</text:span></text:p>
      <text:p text:style-name="P383"><text:span text:style-name="T384">- Angular2: NestingComponents - at Input <text:s text:c="2"/></text:span></text:p>
      <text:p text:style-name="P385"><text:span text:style-name="T386">@Input() Parametro passado do componente parent para o nested component – Ex: &lt;my-comp [inputField]=’varParent’&gt; <text:s/>--</text:span><text:span text:style-name="T387"><text:s/>@Input() inputField</text:span></text:p>
      <text:p text:style-name="P388"><text:span text:style-name="T389">- Angular2: NestingComponents - at Output</text:span></text:p>
      <text:p text:style-name="P390"><text:span text:style-name="T391"><text:s text:c="5"/>Inner:</text:span></text:p>
      <text:p text:style-name="P392"><text:span text:style-name="T393">@Output Parametro passado do componente inner para outer – Ex: Inner components raising a event to parent...</text:span><text:span text:style-name="T394"><text:line-break/></text:span><text:span text:style-name="T395">@Output() itemClicked: EventEmitter&lt;string&gt; = new EventEmitter&lt;string&gt;()</text:span><text:span text:style-name="T396">;<text:s/></text:span><text:span text:style-name="T397"><text:line-break/></text:span><text:span text:style-name="T398">this.itemClicked.emit(“”);</text:span></text:p>
      <text:p text:style-name="P399"><text:span text:style-name="T400">onClick (item : any) { <text:s/>console.log(‘selected item: ‘ + item.id); }</text:span></text:p>
      <text:p text:style-name="P401"><text:span text:style-name="T402"><text:s text:c="5"/>Outer:</text:span></text:p>
      <text:p text:style-name="P403"><text:span text:style-name="T404"><text:tab/>&lt;my-comp-outer (itemClicked)=’onItemClicked($event)’&gt;&lt;/my-emp&gt;</text:span></text:p>
      <text:p text:style-name="P405"><text:span text:style-name="T406"><text:tab/>onItemClicked(message: string): void {</text:span><text:span text:style-name="T407"><text:line-break/></text:span><text:span text:style-name="T408"><text:tab/></text:span><text:span text:style-name="T409"><text:tab/>console.log(‘message: ‘ + message);</text:span></text:p>
      <text:p text:style-name="P410"><text:span text:style-name="T411"><text:tab/>}</text:span></text:p>
      <text:p text:style-name="P412"><text:span text:style-name="T413"><text:tab/></text:span><text:span text:style-name="T414">[class.selected]=”employee.selected” -&gt; Class binding to if selected or not, it will be used in list to check if is selected.</text:span></text:p>
      <text:p text:style-name="P415"><text:span text:style-name="T416"><text:tab/>CSS file class name, only shows if selected -&gt; .selected { <text:s/></text:span><text:span text:style-name="T417"><text:tab/>color: red;<text:s/></text:span><text:span text:style-name="T418"><text:tab/>}</text:span></text:p>
      <text:p text:style-name="P419"><text:span text:style-name="T420">- Angular2: NestingComponents_Example of at Input an</text:span><text:span text:style-name="T421">d at Output Demonstration <text:s/></text:span></text:p>
      <text:p text:style-name="P422"><text:span text:style-name="T423">See AddPan and RemovePAN component in customer-support app.</text:span></text:p>
      <text:p text:style-name="P424"><text:span text:style-name="T425">- Angular2: Life Cycle Methods <text:s text:c="2"/></text:span></text:p>
      <text:p text:style-name="P426"><text:span text:style-name="T427"><text:tab/>ngOnInit – Called to fectch data on initialization</text:span></text:p>
      <text:p text:style-name="P428"><text:span text:style-name="T429"><text:tab/>ngOnChanges – Called when changes made to input properties</text:span></text:p>
      <text:p text:style-name="P430"><text:span text:style-name="T431"><text:tab/></text:span><text:span text:style-name="T432">ngOnDestroy – To perform cleanup when component is destroyed</text:span></text:p>
      <text:p text:style-name="P433"><text:span text:style-name="T434">ngDoCheck - <text:s/>Called after every change detection<text:s/></text:span></text:p>
      <text:p text:style-name="P435"><text:span text:style-name="T436"><text:tab/>Component specific lifecycle methods: ngAfterContentInit, ngAfterContentChecked, ngAfterViewInit, ngAfterViewChecked</text:span></text:p>
      <text:p text:style-name="P437"><text:span text:style-name="T438">- Angular2: Services <text:s/></text:span></text:p>
      <text:p text:style-name="P439"><text:span text:style-name="T440">@Inj</text:span><text:span text:style-name="T441">ectable() – Written for specific purporse -&gt; In the components: constructor (private service : MyService)<text:s/></text:span></text:p>
      <text:p text:style-name="P442"><text:span text:style-name="T443">Declarations: [MyComponent1, MyComponent2] <text:s/>-&gt; Providers: [ MyService ]<text:s/></text:span></text:p>
      <text:p text:style-name="P444"><text:span text:style-name="T445">Logic can be shared between multiple components, single reuse logic</text:span></text:p>
      <text:p text:style-name="P446"><text:span text:style-name="T447">Gateway<text:s/></text:span><text:span text:style-name="T448">for external interaction – REST Consumer</text:span><text:span text:style-name="T449"><text:line-break/></text:span><text:span text:style-name="T450">- Angular2: Http Service <text:s/></text:span></text:p>
      <text:p text:style-name="P451"><text:span text:style-name="T452">BuiltIn service – HttpModule need to be imported.@angular/http</text:span></text:p>
      <text:p text:style-name="P453"><text:span text:style-name="T454">Http data is returned as observables (use .subscribe)</text:span></text:p>
      <text:p text:style-name="P455"><text:span text:style-name="T456">Component: show not call the service in constructor, instead call the s</text:span><text:span text:style-name="T457">ervice in ngOnInit to get data</text:span></text:p>
      <text:p text:style-name="P458"><text:span text:style-name="T459">.subscribe uses functional systax as example: service.get().subscribe(result =&gt; this.processResponse(result));</text:span></text:p>
      <text:p text:style-name="P460"><text:span text:style-name="T461">Import (Http, Response) from ‘@angular/http’; return_http.get(this.url).map( response =&gt;<text:s/></text:span><text:span text:style-name="T462">response.json());</text:span></text:p>
      <text:p text:style-name="P463"><text:span text:style-name="T464">Observable uses reactive (rxjs) -&gt; Choose it instead of Promisse</text:span><text:span text:style-name="T465"><text:line-break/></text:span><text:span text:style-name="T466">- Angular2: Routings</text:span></text:p>
      <text:p text:style-name="P467"><text:span text:style-name="T468">Concepts:</text:span><text:span text:style-name="T469"><text:line-break/></text:span><text:span text:style-name="T470">router-outlet – to be specified template file where F</text:span></text:p>
      <text:p text:style-name="P471"><text:span text:style-name="T472">RouterLink and RouterLinkActive – to be specified for navigation</text:span></text:p>
      <text:p text:style-name="P473"><text:span text:style-name="T474">ActivatedRoute in Route</text:span><text:span text:style-name="T475">rState – Provider methods to get information on routes (see customer-support-app)</text:span></text:p>
      <text:p text:style-name="P476"><text:span text:style-name="T477">Views / templates:</text:span></text:p>
      <text:p text:style-name="P478"><text:span text:style-name="T479">&lt;nav&gt; &lt;a routerlink=”employees” routerlinkactive=”</text:span><text:span text:style-name="T480">active</text:span><text:span text:style-name="T481">” [routerlinkoptions]=”</text:span><text:span text:style-name="T482">exact:true</text:span><text:span text:style-name="T483">”&gt;&lt;/a&gt; -&gt; Only when url exactly the url, not partial… (active = ac</text:span><text:span text:style-name="T484">tive class)</text:span></text:p>
      <text:p text:style-name="P485"><text:span text:style-name="T486">router-outlet -&gt; Dynamic replace for current router state, the current component -&gt; ngview (replace)</text:span></text:p>
      <text:p text:style-name="P487"><text:span text:style-name="T488">app.routing.ts:</text:span></text:p>
      <text:p text:style-name="P489"><text:span text:style-name="T490">const appRoutes : Routes <text:s/>= { path: ‘url/:id ‘, component, …} -&gt; Order is important | because angular uses the first matches |<text:s/></text:span><text:span text:style-name="T491">can use wild cards in path (Ex: *)</text:span></text:p>
      <text:p text:style-name="P492"><text:span text:style-name="T493">export const routing = RouterModule.forRoot(appRoutes);<text:s/></text:span></text:p>
      <text:p text:style-name="P494"><text:span text:style-name="T495">module.ts:</text:span></text:p>
      <text:p text:style-name="P496"><text:span text:style-name="T497"><text:tab/>route: ActivatedRoute @angular/route in constructor. <text:s/>-- location : Location @angular/common in constructor also to use -&gt; this.location.back();</text:span></text:p>
      <text:p text:style-name="P498"><text:span text:style-name="T499"><text:tab/></text:span><text:span text:style-name="T500">ngOnInit() – Interface OnInit -&gt; this.route.params.forEach( (params: Params) =&gt; {this.id = <text:s/>+params[</text:span><text:span text:style-name="T501">‘id’];} );</text:span></text:p>
      <text:p text:style-name="Standard"><text:span text:style-name="T502"><text:line-break/></text:span><text:span text:style-name="T503">- Angular2: Events and communication between components:</text:span></text:p>
      <text:p text:style-name="Standard"/>
      <text:p text:style-name="Standard"><text:span text:style-name="T504">Parent listens for child event:</text:span><text:span text:style-name="T505"><text:line-break/></text:span><text:span text:style-name="T506">@Output() voted = new EventEmitter&lt;boolean&gt;();</text:span><text:span text:style-name="T507"><text:line-break/></text:span><text:span text:style-name="T508">this.vo</text:span><text:span text:style-name="T509">ted.emit(agreed);</text:span><text:span text:style-name="T510"><text:line-break/></text:span><text:span text:style-name="T511"><text:line-break/></text:span><text:span text:style-name="T512"><text:s text:c="3"/>&lt;app-voter *ngFor="let voter of voters"</text:span></text:p>
      <text:p text:style-name="Standard"><text:span text:style-name="T513"><text:s text:c="6"/>[name]="voter"</text:span></text:p>
      <text:p text:style-name="Standard"><text:span text:style-name="T514"><text:s text:c="6"/>(voted)="onVoted($event)"&gt;</text:span></text:p>
      <text:p text:style-name="Standard"><text:span text:style-name="T515"><text:s text:c="4"/>&lt;/app-voter&gt;</text:span></text:p>
      <text:p text:style-name="Standard"><text:span text:style-name="T516"><text:line-break/></text:span><text:span text:style-name="T517">Intercept properties changes with onChangeListener:</text:span><text:span text:style-name="T518"><text:line-break/></text:span><text:span text:style-name="T519">VersionChildComponent implements OnChanges {</text:span></text:p>
      <text:p text:style-name="Standard"><text:span text:style-name="T520">ngOnChanges(changes: {[pr</text:span><text:span text:style-name="T521">opKey: string]: SimpleChange}) {</text:span></text:p>
      <text:p text:style-name="Standard"><text:span text:style-name="T522"><text:s text:c="4"/>let log: string[] = [];</text:span></text:p>
      <text:p text:style-name="Standard"><text:span text:style-name="T523"><text:s text:c="4"/>for (let propName in changes) {</text:span></text:p>
      <text:p text:style-name="Standard"><text:span text:style-name="T524"><text:s text:c="6"/>let changedProp = changes[propName];</text:span></text:p>
      <text:p text:style-name="Standard"><text:span text:style-name="T525"><text:s text:c="6"/>let to = JSON.stringify(changedProp.currentValue);</text:span></text:p>
      <text:p text:style-name="Standard"><text:span text:style-name="T526"><text:s text:c="6"/>if (changedProp.isFirstChange()) {</text:span></text:p>
      <text:p text:style-name="Standard"><text:span text:style-name="T527"><text:s text:c="8"/>log.push(`</text:span><text:span text:style-name="T528">Initial value of ${propName} set to ${to}`);</text:span></text:p>
      <text:p text:style-name="Standard"><text:span text:style-name="T529"><text:s text:c="6"/>} else {</text:span></text:p>
      <text:p text:style-name="Standard"><text:span text:style-name="T530"><text:s text:c="8"/>let from = JSON.stringify(changedProp.previousValue);</text:span></text:p>
      <text:p text:style-name="Standard"><text:span text:style-name="T531"><text:s text:c="8"/>log.push(`${propName} changed from ${from} to ${to}`);</text:span></text:p>
      <text:p text:style-name="Standard"><text:span text:style-name="T532"><text:s text:c="6"/>}</text:span></text:p>
      <text:p text:style-name="Standard"><text:span text:style-name="T533"><text:s text:c="4"/>}</text:span></text:p>
      <text:p text:style-name="Standard"><text:span text:style-name="T534"><text:s text:c="4"/></text:span><text:span text:style-name="T535">this.changeLog.push(log.join(', '));</text:span></text:p>
      <text:p text:style-name="Standard"><text:span text:style-name="T536"><text:s text:c="2"/>}</text:span></text:p>
      <text:p text:style-name="P537"><text:span text:style-name="T538"><text:line-break/></text:span></text:p>
      <text:list text:style-name="LFO1" text:continue-numbering="true">
        <text:list-item>
          <text:p text:style-name="P539"><text:span text:style-name="T540">Passing the reference of one component to another</text:span><text:span text:style-name="T541"><text:line-break/></text:span><text:span text:style-name="T542">This solution should be used when components have dependency between them. For example dropdown, and dropdown toggle. They usually can’t exist without each other.</text:span></text:p>
        </text:list-item>
      </text:list>
      <text:p text:style-name="P543"><text:span text:style-name="T544">&lt;app-side-bar-toggle [sideBar]="sideBar"&gt;&lt;/app-side-bar-toggle&gt;</text:span></text:p>
      <text:p text:style-name="P545"><text:span text:style-name="T546">&lt;app-side-bar #sideBar&gt;&lt;/app-side-bar&gt;</text:span></text:p>
      <text:p text:style-name="P547"/>
      <text:p text:style-name="P548"><text:span text:style-name="T549">@Input() sideBar: SideBarComponent;</text:span></text:p>
      <text:p text:style-name="P550"/>
      <text:p text:style-name="P551"><text:span text:style-name="T552"><text:s/>@HostListener('click')</text:span></text:p>
      <text:p text:style-name="P553"><text:span text:style-name="T554"><text:s text:c="2"/></text:span><text:span text:style-name="T555">click() {</text:span></text:p>
      <text:p text:style-name="P556"><text:span text:style-name="T557"><text:s text:c="4"/>this.sideBar.toggle();</text:span></text:p>
      <text:p text:style-name="P558"><text:span text:style-name="T559"><text:s text:c="2"/>}</text:span></text:p>
      <text:p text:style-name="Standard"/>
      <text:list text:style-name="LFO1" text:continue-numbering="true">
        <text:list-item>
          <text:p text:style-name="P560"><text:span text:style-name="T561">Communication through parent component</text:span></text:p>
        </text:list-item>
      </text:list>
      <text:p text:style-name="P562"><text:span text:style-name="T563">@input and @output approach using parent component to send information between components,</text:span></text:p>
      <text:p text:style-name="P564"><text:span text:style-name="T565">Implementation of this approach is almost the same as the previous one, however side-bar-toggle doesn’t receive side-bar component. Instead parent component holds si</text:span><text:span text:style-name="T566">deBarIsOpened property which is passed to the side-bar component.<text:s/></text:span><text:span text:style-name="T567"><text:line-break/></text:span><text:span text:style-name="T568"><text:line-break/></text:span><text:span text:style-name="T569">&lt;app-side-bar-toggle (toggle)="toggleSideBar()"&gt;&lt;/app-side-bar-toggle&gt;</text:span></text:p>
      <text:p text:style-name="P570"><text:span text:style-name="T571">&lt;app-side-bar [isOpen]="sideBarIsOpened"&gt;&lt;/app-side-bar&gt;</text:span></text:p>
      <text:p text:style-name="P572"/>
      <text:p text:style-name="P573"><text:span text:style-name="T574">Component toggle:</text:span></text:p>
      <text:p text:style-name="P575"><text:span text:style-name="T576"><text:s text:c="2"/>@Output() toggle: EventEmitter&lt;null&gt; =<text:s/></text:span><text:span text:style-name="T577">new EventEmitter();</text:span></text:p>
      <text:p text:style-name="P578"/>
      <text:p text:style-name="P579"><text:span text:style-name="T580"><text:s text:c="2"/>@HostListener('click')</text:span></text:p>
      <text:p text:style-name="P581"><text:span text:style-name="T582"><text:s text:c="2"/>click() {</text:span></text:p>
      <text:p text:style-name="P583"><text:span text:style-name="T584"><text:s text:c="4"/>this.toggle.emit();</text:span></text:p>
      <text:p text:style-name="P585"><text:span text:style-name="T586"><text:s text:c="2"/>}</text:span></text:p>
      <text:p text:style-name="P587"/>
      <text:p text:style-name="P588"><text:span text:style-name="T589">Component side bar:</text:span></text:p>
      <text:p text:style-name="P590"/>
      <text:p text:style-name="P591"><text:span text:style-name="T592"><text:s/>@HostBinding('class.is-open') @Input()</text:span></text:p>
      <text:p text:style-name="P593"><text:span text:style-name="T594"><text:s text:c="2"/>isOpen = false;</text:span></text:p>
      <text:p text:style-name="P595"/>
      <text:list text:style-name="LFO1" text:continue-numbering="true">
        <text:list-item>
          <text:p text:style-name="P596"><text:span text:style-name="T597">Communication through Service</text:span></text:p>
        </text:list-item>
      </text:list>
      <text:p text:style-name="Standard"><text:span text:style-name="T598"><text:line-break/></text:span><text:span text:style-name="T599">- Angular2: Observables</text:span><text:span text:style-name="T600"><text:s/>– Uses could observables</text:span></text:p>
      <text:p text:style-name="P601"/>
      <text:p text:style-name="P602"><text:span text:style-name="T603">Subscriber and observable simplest example:</text:span></text:p>
      <text:p text:style-name="P604"/>
      <text:p text:style-name="P605"><text:span text:style-name="T606">myObservable.subscribe(<text:s/></text:span></text:p>
      <text:p text:style-name="P607"><text:span text:style-name="T608">x =&gt; console.log('Observer got<text:s/></text:span><text:a xlink:href="https://angular.io/api/router/RouterLinkWithHref" office:target-frame-name="_top" xlink:show="replace"><text:span text:style-name="T609">a</text:span></text:a><text:span text:style-name="T610"><text:s/>next value: ' + x),<text:s/></text:span></text:p>
      <text:p text:style-name="P611"><text:span text:style-name="T612">err =&gt; console.error('Observer got an error: ' + err),<text:s/></text:span></text:p>
      <text:p text:style-name="P613"><text:span text:style-name="T614">() =&gt; console.log('Observer got<text:s/></text:span><text:a xlink:href="https://angular.io/api/router/RouterLinkWithHref" office:target-frame-name="_top" xlink:show="replace"><text:span text:style-name="T615">a</text:span></text:a><text:span text:style-name="T616"><text:s/>complete notification') );</text:span></text:p>
      <text:p text:style-name="P617"/>
      <text:p text:style-name="P618"><text:span text:style-name="T619">// This function runs when subscribe() is called</text:span></text:p>
      <text:p text:style-name="P620"><text:span text:style-name="T621">function sequenceSubscriber(observer) {</text:span></text:p>
      <text:p text:style-name="P622"><text:span text:style-name="T623"><text:s text:c="2"/>// synchronously deliver 1, 2, and 3, then complete</text:span></text:p>
      <text:p text:style-name="P624"><text:span text:style-name="T625"><text:s text:c="2"/>observer.next(1);</text:span></text:p>
      <text:p text:style-name="P626"><text:span text:style-name="T627"><text:s text:c="2"/>observer.next(2);</text:span></text:p>
      <text:p text:style-name="P628"><text:span text:style-name="T629"><text:s text:c="2"/>observer.next(3);</text:span></text:p>
      <text:p text:style-name="P630"><text:span text:style-name="T631"><text:s text:c="2"/>observer.complete();</text:span></text:p>
      <text:p text:style-name="P632"><text:span text:style-name="T633"><text:s/></text:span></text:p>
      <text:p text:style-name="P634"><text:span text:style-name="T635"><text:s text:c="2"/>// unsubscribe function doesn't need to do anything in this</text:span></text:p>
      <text:p text:style-name="P636"><text:span text:style-name="T637"><text:s text:c="2"/>// because values are delivered synchronously</text:span></text:p>
      <text:p text:style-name="P638"><text:span text:style-name="T639"><text:s text:c="2"/>return {unsubscribe() {}};</text:span></text:p>
      <text:p text:style-name="P640"><text:span text:style-name="T641">}</text:span></text:p>
      <text:p text:style-name="P642"><text:span text:style-name="T643"><text:s/></text:span></text:p>
      <text:p text:style-name="P644"><text:span text:style-name="T645">// Create a new Observable that will deliver the above sequence</text:span></text:p>
      <text:p text:style-name="P646"><text:span text:style-name="T647">const sequence = new Observable(sequenceSubscriber);</text:span></text:p>
      <text:p text:style-name="P648"><text:span text:style-name="T649"><text:s/></text:span></text:p>
      <text:p text:style-name="P650"><text:span text:style-name="T651">// execute the Observable and print the result of each notification</text:span></text:p>
      <text:p text:style-name="P652"><text:span text:style-name="T653">sequence.subscribe({</text:span></text:p>
      <text:p text:style-name="P654"><text:span text:style-name="T655"><text:s text:c="2"/>next(num) { console.log(num); },</text:span></text:p>
      <text:p text:style-name="P656"><text:span text:style-name="T657"><text:s text:c="2"/>complete() { console.log('Finished sequence'); }</text:span></text:p>
      <text:p text:style-name="P658"><text:span text:style-name="T659">});</text:span></text:p>
      <text:p text:style-name="P660"/>
      <text:p text:style-name="P661"><text:span text:style-name="T662">Create custom fromEvent function:</text:span></text:p>
      <text:p text:style-name="P663"/>
      <text:p text:style-name="P664"><text:span text:style-name="T665">function fromEvent(target, eventName) {</text:span></text:p>
      <text:p text:style-name="P666"><text:span text:style-name="T667"><text:s text:c="2"/>return new Observable((observer) =&gt; {</text:span></text:p>
      <text:p text:style-name="P668"><text:span text:style-name="T669"><text:s text:c="4"/>const handler = (e) =&gt; observer.next(e);</text:span></text:p>
      <text:p text:style-name="P670"><text:span text:style-name="T671"><text:s/></text:span></text:p>
      <text:p text:style-name="P672"><text:span text:style-name="T673"><text:s text:c="4"/>// Add the event handler to the target</text:span></text:p>
      <text:p text:style-name="P674"><text:span text:style-name="T675"><text:s text:c="4"/>target.addEventListener(eventName, handler);</text:span></text:p>
      <text:p text:style-name="P676"><text:span text:style-name="T677"><text:s/></text:span></text:p>
      <text:p text:style-name="P678"><text:span text:style-name="T679"><text:s text:c="4"/>return () =&gt; {</text:span></text:p>
      <text:p text:style-name="P680"><text:span text:style-name="T681"><text:s text:c="6"/>// Detach the event handler from the target</text:span></text:p>
      <text:p text:style-name="P682"><text:span text:style-name="T683"><text:s text:c="6"/>target.removeEventListener(eventName, handler);</text:span></text:p>
      <text:p text:style-name="P684"><text:span text:style-name="T685"><text:s text:c="4"/>};</text:span></text:p>
      <text:p text:style-name="P686"><text:span text:style-name="T687"><text:s text:c="2"/>});</text:span></text:p>
      <text:p text:style-name="P688"><text:span text:style-name="T689">}</text:span></text:p>
      <text:p text:style-name="P690"/>
      <text:p text:style-name="P691"><text:span text:style-name="T692">Create<text:s/></text:span><text:span text:style-name="T693">a delayed sequence</text:span><text:span text:style-name="T694">:</text:span></text:p>
      <text:p text:style-name="P695"/>
      <text:p text:style-name="P696"><text:span text:style-name="T697">function sequenceSubscriber(observer) {</text:span></text:p>
      <text:p text:style-name="P698"><text:span text:style-name="T699"><text:s text:c="2"/>const seq = [1, 2, 3];</text:span></text:p>
      <text:p text:style-name="P700"><text:span text:style-name="T701"><text:s text:c="2"/>let timeoutId;</text:span></text:p>
      <text:p text:style-name="P702"><text:span text:style-name="T703"><text:s/></text:span></text:p>
      <text:p text:style-name="P704"><text:span text:style-name="T705"><text:s text:c="2"/>// Will run through an array of numbers, emitting one value</text:span></text:p>
      <text:p text:style-name="P706"><text:span text:style-name="T707"><text:s text:c="2"/>// per second until it gets to the end of the array.</text:span></text:p>
      <text:p text:style-name="P708"><text:span text:style-name="T709"><text:s text:c="2"/>function doSequence(arr, idx) {</text:span></text:p>
      <text:p text:style-name="P710"><text:span text:style-name="T711"><text:s text:c="4"/>timeoutId = setTimeout(() =&gt; {</text:span></text:p>
      <text:p text:style-name="P712"><text:span text:style-name="T713"><text:s text:c="6"/>observer.next(arr[idx]);</text:span></text:p>
      <text:p text:style-name="P714"><text:span text:style-name="T715"><text:s text:c="6"/>if (idx === arr.length - 1) {</text:span></text:p>
      <text:p text:style-name="P716"><text:span text:style-name="T717"><text:s text:c="8"/>observer.complete();</text:span></text:p>
      <text:p text:style-name="P718"><text:span text:style-name="T719"><text:s text:c="6"/>} else {</text:span></text:p>
      <text:p text:style-name="P720"><text:span text:style-name="T721"><text:s text:c="8"/>doSequence(arr, ++idx);</text:span></text:p>
      <text:p text:style-name="P722"><text:span text:style-name="T723"><text:s text:c="6"/>}</text:span></text:p>
      <text:p text:style-name="P724"><text:span text:style-name="T725"><text:s text:c="4"/>}, 1000);</text:span></text:p>
      <text:p text:style-name="P726"><text:span text:style-name="T727"><text:s text:c="2"/>}</text:span></text:p>
      <text:p text:style-name="P728"><text:span text:style-name="T729"><text:s/></text:span></text:p>
      <text:p text:style-name="P730"><text:span text:style-name="T731"><text:s text:c="2"/>doSequence(seq, 0);</text:span></text:p>
      <text:p text:style-name="P732"><text:span text:style-name="T733"><text:s/></text:span></text:p>
      <text:p text:style-name="P734"><text:span text:style-name="T735"><text:s text:c="2"/>// Unsubscribe should clear the timeout to stop execution</text:span></text:p>
      <text:p text:style-name="P736"><text:span text:style-name="T737"><text:s text:c="2"/>return {unsubscribe() {</text:span></text:p>
      <text:p text:style-name="P738"><text:span text:style-name="T739"><text:s text:c="4"/>clearTimeout(timeoutId);</text:span></text:p>
      <text:p text:style-name="P740"><text:span text:style-name="T741"><text:s text:c="2"/>}};</text:span></text:p>
      <text:p text:style-name="P742"><text:span text:style-name="T743">}</text:span></text:p>
      <text:p text:style-name="P744"/>
      <text:p text:style-name="P745"/>
      <text:p text:style-name="P746"><text:span text:style-name="T747">The RxJS library</text:span><text:span text:style-name="T748"><text:s/>in Angular:</text:span></text:p>
      <text:p text:style-name="P749"><text:span text:style-name="T750"><text:line-break/></text:span></text:p>
      <text:list text:style-name="LFO3" text:continue-numbering="true">
        <text:list-item>
          <text:p text:style-name="P751"><text:span text:style-name="T752">Converting existing code for async operations into observables</text:span></text:p>
        </text:list-item>
        <text:list-item>
          <text:p text:style-name="P753"><text:span text:style-name="T754">Iterating through the values in a stream</text:span></text:p>
        </text:list-item>
        <text:list-item>
          <text:p text:style-name="P755"><text:span text:style-name="T756">Mapping values to different types</text:span></text:p>
        </text:list-item>
        <text:list-item>
          <text:p text:style-name="P757"><text:span text:style-name="T758">Filtering streams</text:span></text:p>
        </text:list-item>
        <text:list-item>
          <text:p text:style-name="P759"><text:span text:style-name="T760">Composing multiple streams</text:span></text:p>
        </text:list-item>
      </text:list>
      <text:p text:style-name="P761"><text:span text:style-name="T762"><text:tab/></text:span></text:p>
      <text:p text:style-name="P763"><text:span text:style-name="T764">Observables in Angular (non custom):</text:span></text:p>
      <text:list text:style-name="LFO3" text:continue-numbering="true">
        <text:list-item>
          <text:p text:style-name="P765"><text:span text:style-name="T766">The </text:span><text:a xlink:href="https://angular.io/api/core/EventEmitter" office:target-frame-name="_top" xlink:show="replace"><text:span text:style-name="T767">EventEmitter</text:span></text:a><text:span text:style-name="T768"> class extends Observable.</text:span></text:p>
        </text:list-item>
        <text:list-item>
          <text:p text:style-name="P769"><text:span text:style-name="T770">The HTTP module uses observables to handle AJAX requests and responses.</text:span></text:p>
        </text:list-item>
        <text:list-item>
          <text:p text:style-name="P771"><text:span text:style-name="T772">The Router and Forms modules use observables to listen for and respond to user-input events.</text:span></text:p>
        </text:list-item>
      </text:list>
      <text:p text:style-name="P773"/>
      <text:p text:style-name="P774"/>
      <text:p text:style-name="P775"><text:span text:style-name="T776">REST Service call in Angular (returns observable):</text:span></text:p>
      <text:p text:style-name="P777"/>
      <text:p text:style-name="P778"><text:span text:style-name="T779">/**<text:s/></text:span><text:span text:style-name="T780">SERVICE.TS</text:span><text:span text:style-name="T781"><text:s/>*/</text:span></text:p>
      <text:p text:style-name="P782"><text:span text:style-name="T783">addHero (hero: Hero): Observable&lt;Hero&gt; {</text:span></text:p>
      <text:p text:style-name="P784"><text:span text:style-name="T785"><text:s text:c="2"/>return this.http.post&lt;Hero&gt;(this.heroesUrl, hero, httpOptions)</text:span></text:p>
      <text:p text:style-name="P786"><text:span text:style-name="T787"><text:s text:c="4"/>.pipe(</text:span></text:p>
      <text:p text:style-name="P788"><text:span text:style-name="T789"><text:s text:c="6"/>catchError(this.handleError('addHero', hero))</text:span></text:p>
      <text:p text:style-name="P790"><text:span text:style-name="T791"><text:s text:c="4"/>);</text:span></text:p>
      <text:p text:style-name="P792"><text:span text:style-name="T793">}</text:span></text:p>
      <text:p text:style-name="P794"/>
      <text:p text:style-name="P795"><text:span text:style-name="T796">/*COMPONENT.TS*/</text:span></text:p>
      <text:p text:style-name="P797"><text:span text:style-name="T798">this.heroesService.addHero(newHero)</text:span></text:p>
      <text:p text:style-name="P799"><text:span text:style-name="T800"><text:s text:c="2"/>.subscribe(hero =&gt; this.heroes.push(hero));</text:span></text:p>
      <text:p text:style-name="P801"/>
      <text:p text:style-name="P802"><text:span text:style-name="T803">Security: XSRF Protection</text:span><text:span text:style-name="T804"><text:line-break/></text:span></text:p>
      <text:p text:style-name="P805"><text:span text:style-name="T806">by which the attacker can trick an authenticated user into unknowingly executing actions on your website. HttpClient supports a common mechanism used to prevent XSRF attacks. When performing HTTP requests, an interceptor reads a token from a cookie, by default XSRF-TOKEN, and sets it as an HTTP header, X-XSRF-TOKEN. Since only code that runs on your domain could read the cookie, the backend can be certain that the HTTP request came from your client application and not an attacker.</text:span></text:p>
      <text:p text:style-name="P807"/>
      <text:p text:style-name="P808"><text:span text:style-name="T809">imports: [</text:span></text:p>
      <text:p text:style-name="P810"><text:span text:style-name="T811"><text:s text:c="2"/>HttpClientModule,</text:span></text:p>
      <text:p text:style-name="P812"><text:span text:style-name="T813"><text:s text:c="2"/>HttpClientXsrfModule.withOptions({</text:span></text:p>
      <text:p text:style-name="P814"><text:span text:style-name="T815"><text:s text:c="4"/>cookieName: 'My-Xsrf-Cookie',</text:span></text:p>
      <text:p text:style-name="P816"><text:span text:style-name="T817"><text:s text:c="4"/>headerName: 'My-Xsrf-Header',</text:span></text:p>
      <text:p text:style-name="P818"><text:span text:style-name="T819"><text:s text:c="2"/>}),</text:span></text:p>
      <text:p text:style-name="P820"><text:span text:style-name="T821">],</text:span></text:p>
      <text:p text:style-name="P822"/>
      <text:p text:style-name="P823"><text:span text:style-name="T824">More details and testing examples at:<text:s/></text:span><text:span text:style-name="T825">https://angular.io/guide/http</text:span></text:p>
      <text:p text:style-name="P826"/>
      <text:p text:style-name="Standard"><text:span text:style-name="T827">- Angular2: Deploys</text:span><text:line-break/></text:p>
      <text:p text:style-name="Standard"><text:span text:style-name="T828">- Angular: Material</text:span></text:p>
      <text:p text:style-name="P829"><text:span text:style-name="T830">- Angular 5 and 6: What is new</text:span><text:span text:style-name="T831"><text:line-break/></text:span><text:a xlink:href="https://blog.angular.io/version-6-of-angular-now-available-cc56b0efa7a4" office:target-frame-name="_top" xlink:show="replace"><text:span text:style-name="T832">https://blog.angular.io/version-6-of-angular-now-available-cc56b0efa7a4</text:span></text:a></text:p>
      <text:p text:style-name="P833"/>
      <text:p text:style-name="P834"/>
      <text:p text:style-name="P835"><text:span text:style-name="T836">Angular and TypeScript -&gt; Adding order to array:</text:span></text:p>
      <text:p text:style-name="P837"/>
      <text:p text:style-name="P838">function myCompare(a, b) {</text:p>
      <text:p text:style-name="P839"><text:s text:c="3"/>if<text:s/>(a.UserDefinedTableResponse.tableName &gt; b.UserDefinedTableResponse.tableName)</text:p>
      <text:p text:style-name="P840"><text:tab/>return 1;</text:p>
      <text:p text:style-name="P841"><text:tab/>if (a.UserDefinedTableResponse.tableName &lt; b.UserDefinedTableResponse.tableName)</text:p>
      <text:p text:style-name="P842"><text:tab/>return -1;</text:p>
      <text:p text:style-name="P843"><text:s text:c="4"/>return 0;</text:p>
      <text:p text:style-name="P844">}</text:p>
      <text:p text:style-name="P845"/>
      <text:p text:style-name="P846">testArr.sort(myCompare);</text:p>
      <text:p text:style-name="P847"/>
      <text:p text:style-name="P848">FORK JOIN example:</text:p>
      <text:p text:style-name="P849"/>
      <text:p text:style-name="P850">getLists(_: number[] = []) {</text:p>
      <text:p text:style-name="P851"><text:s text:c="4"/>const lists$ = this.listService.getLists()</text:p>
      <text:p text:style-name="P852"><text:s text:c="6"/>.pipe(</text:p>
      <text:p text:style-name="P853"><text:s text:c="8"/>mergeMap(</text:p>
      <text:p text:style-name="P854"><text:s text:c="10"/>lists =&gt; {</text:p>
      <text:p text:style-name="P855"><text:s text:c="12"/>const udts = lists.udts;</text:p>
      <text:p text:style-name="P856"><text:s text:c="12"/>const getPanFromList$ = udts.map(udt =&gt; this.listService.getPanFromList(udt.id, this.pan));</text:p>
      <text:p text:style-name="P857"><text:s text:c="12"/>return forkJoin(getPanFromList$, (...results: any[]) =&gt; {</text:p>
      <text:p text:style-name="P858"><text:s text:c="14"/>udts.forEach((udt, i) =&gt; this.processGetPanResponse(results[i], udt));</text:p>
      <text:p text:style-name="P859"><text:s text:c="14"/>return udts;</text:p>
      <text:p text:style-name="P860"><text:s text:c="12"/>});</text:p>
      <text:p text:style-name="P861"><text:s text:c="10"/>}</text:p>
      <text:p text:style-name="P862"><text:s text:c="8"/>)</text:p>
      <text:p text:style-name="P863"><text:s text:c="6"/>);</text:p>
      <text:p text:style-name="P864"><text:span text:style-name="T865">Login and JWT</text:span></text:p>
      <text:p text:style-name="P866"/>
      <text:p text:style-name="Standard"><text:a xlink:href="http://jasonwatmore.com/post/2017/02/22/mean-with-angular-2-user-registration-and-login-example-tutorial" office:target-frame-name="_top" xlink:show="replace"><text:span text:style-name="T867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868">https://blog.angular-university.io/angular-jwt-authentication/</text:span></text:a></text:p>
      <text:p text:style-name="P869"/>
      <text:p text:style-name="P870"><text:span text:style-name="T871">private</text:span><text:span text:style-name="T872"><text:s/></text:span><text:span text:style-name="T873">login</text:span><text:span text:style-name="T874"><text:s/>(</text:span><text:span text:style-name="T875">username</text:span><text:span text:style-name="T876">:<text:s/></text:span><text:span text:style-name="T877">string</text:span><text:span text:style-name="T878">,<text:s/></text:span><text:span text:style-name="T879">password</text:span><text:span text:style-name="T880">:<text:s/></text:span><text:span text:style-name="T881">string</text:span><text:span text:style-name="T882"><text:s/>) {</text:span></text:p>
      <text:p text:style-name="P883"><text:span text:style-name="T884"><text:s text:c="4"/></text:span><text:span text:style-name="T885">this</text:span><text:span text:style-name="T886">.</text:span><text:span text:style-name="T887">logger</text:span><text:span text:style-name="T888">.</text:span><text:span text:style-name="T889">debug</text:span><text:span text:style-name="T890">(</text:span><text:span text:style-name="T891">'Will try login'</text:span><text:span text:style-name="T892">);</text:span></text:p>
      <text:p text:style-name="P893"><text:span text:style-name="T894"><text:s text:c="4"/></text:span><text:span text:style-name="T895">const</text:span><text:span text:style-name="T896"><text:s/></text:span><text:span text:style-name="T897">request</text:span><text:span text:style-name="T898"><text:s/>=<text:s/></text:span><text:span text:style-name="T899">HttpWriteRequest</text:span><text:span text:style-name="T900">.</text:span><text:span text:style-name="T901">create</text:span><text:span text:style-name="T902">(</text:span><text:span text:style-name="T903">'/api/authenticate'</text:span><text:span text:style-name="T904">, {<text:s/></text:span><text:span text:style-name="T905">username</text:span><text:span text:style-name="T906">,<text:s/></text:span><text:span text:style-name="T907">password</text:span><text:span text:style-name="T908"><text:s/>});</text:span></text:p>
      <text:p text:style-name="P909"><text:span text:style-name="T910"><text:s text:c="4"/></text:span><text:span text:style-name="T911">this</text:span><text:span text:style-name="T912">.</text:span><text:span text:style-name="T913">logger</text:span><text:span text:style-name="T914">.</text:span><text:span text:style-name="T915">debug</text:span><text:span text:style-name="T916">(</text:span><text:span text:style-name="T917">'post'</text:span><text:span text:style-name="T918">);</text:span></text:p>
      <text:p text:style-name="P919"><text:span text:style-name="T920"><text:s text:c="4"/></text:span><text:span text:style-name="T921">return</text:span><text:span text:style-name="T922"><text:s/></text:span><text:span text:style-name="T923">this</text:span><text:span text:style-name="T924">.</text:span><text:span text:style-name="T925">http</text:span><text:span text:style-name="T926">.</text:span><text:span text:style-name="T927">post</text:span><text:span text:style-name="T928">(</text:span><text:span text:style-name="T929">request</text:span><text:span text:style-name="T930">)</text:span></text:p>
      <text:p text:style-name="P931"><text:span text:style-name="T932"><text:s text:c="4"/>.</text:span><text:span text:style-name="T933">map</text:span><text:span text:style-name="T934">( (</text:span><text:span text:style-name="T935">user</text:span><text:span text:style-name="T936">:<text:s/></text:span><text:span text:style-name="T937">any</text:span><text:span text:style-name="T938">)<text:s/></text:span><text:span text:style-name="T939">=&gt;</text:span><text:span text:style-name="T940"><text:s/>{</text:span></text:p>
      <text:p text:style-name="P941"><text:span text:style-name="T942"><text:s text:c="8"/></text:span><text:span text:style-name="T943">this</text:span><text:span text:style-name="T944">.</text:span><text:span text:style-name="T945">logger</text:span><text:span text:style-name="T946">.</text:span><text:span text:style-name="T947">debug</text:span><text:span text:style-name="T948">(</text:span><text:span text:style-name="T949">'result'</text:span><text:span text:style-name="T950">);</text:span></text:p>
      <text:p text:style-name="P951"><text:span text:style-name="T952"><text:s text:c="8"/></text:span><text:span text:style-name="T953">// login successful if there's a<text:s/></text:span><text:span text:style-name="T954">jwt token in the response</text:span></text:p>
      <text:p text:style-name="P955"><text:span text:style-name="T956"><text:s text:c="8"/></text:span><text:span text:style-name="T957">if</text:span><text:span text:style-name="T958"><text:s/>(</text:span><text:span text:style-name="T959">user</text:span><text:span text:style-name="T960"><text:s/>&amp;&amp;<text:s/></text:span><text:span text:style-name="T961">user</text:span><text:span text:style-name="T962">.</text:span><text:span text:style-name="T963">token</text:span><text:span text:style-name="T964">) {</text:span></text:p>
      <text:p text:style-name="P965"><text:span text:style-name="T966"><text:s text:c="12"/></text:span><text:span text:style-name="T967">this</text:span><text:span text:style-name="T968">.</text:span><text:span text:style-name="T969">logger</text:span><text:span text:style-name="T970">.</text:span><text:span text:style-name="T971">debug</text:span><text:span text:style-name="T972">(</text:span><text:span text:style-name="T973">user</text:span><text:span text:style-name="T974">);</text:span></text:p>
      <text:p text:style-name="P975"><text:span text:style-name="T976"><text:s text:c="12"/></text:span><text:span text:style-name="T977">this</text:span><text:span text:style-name="T978">.</text:span><text:span text:style-name="T979">logger</text:span><text:span text:style-name="T980">.</text:span><text:span text:style-name="T981">debug</text:span><text:span text:style-name="T982">(</text:span><text:span text:style-name="T983">user</text:span><text:span text:style-name="T984">.</text:span><text:span text:style-name="T985">token</text:span><text:span text:style-name="T986">);</text:span></text:p>
      <text:p text:style-name="P987"><text:span text:style-name="T988"><text:s text:c="12"/></text:span><text:span text:style-name="T989">// store user details and jwt token in local storage to keep user logged in between page<text:s/></text:span><text:span text:style-name="T990">refreshes</text:span></text:p>
      <text:p text:style-name="P991"><text:span text:style-name="T992"><text:s text:c="12"/></text:span><text:span text:style-name="T993">localStorage</text:span><text:span text:style-name="T994">.</text:span><text:span text:style-name="T995">setItem</text:span><text:span text:style-name="T996">(</text:span><text:span text:style-name="T997">'TFC-XSRF-Token'</text:span><text:span text:style-name="T998">,<text:s/></text:span><text:span text:style-name="T999">JSON</text:span><text:span text:style-name="T1000">.</text:span><text:span text:style-name="T1001">stringify</text:span><text:span text:style-name="T1002">(</text:span><text:span text:style-name="T1003">user</text:span><text:span text:style-name="T1004">.</text:span><text:span text:style-name="T1005">token</text:span><text:span text:style-name="T1006">));</text:span></text:p>
      <text:p text:style-name="P1007"><text:s text:c="8"/>}</text:p>
      <text:p text:style-name="P1008"/>
      <text:p text:style-name="P1009"><text:span text:style-name="T1010"><text:s text:c="8"/></text:span><text:span text:style-name="T1011">return</text:span><text:span text:style-name="T1012"><text:s/></text:span><text:span text:style-name="T1013">user</text:span><text:span text:style-name="T1014">;</text:span></text:p>
      <text:p text:style-name="P1015"><text:s text:c="4"/>});</text:p>
      <text:p text:style-name="Standard"><text:span text:style-name="T1016"><text:s/></text:span></text:p>
      <text:p text:style-name="P10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ctor Hugo Vieira</dc:creator>
    <meta:creation-date>2018-07-17T13:19:00Z</meta:creation-date>
    <dc:date>2019-01-10T00:31:00Z</dc:date>
    <meta:template xlink:href="Normal.dotm" xlink:type="simple"/>
    <meta:editing-cycles>109</meta:editing-cycles>
    <meta:editing-duration>PT112380S</meta:editing-duration>
    <meta:document-statistic meta:page-count="1" meta:paragraph-count="35" meta:word-count="2797" meta:character-count="17868" meta:row-count="125" meta:non-whitespace-character-count="15106"/>
  </office:meta>
</office:document-meta>
</file>